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Figure5-table" style:family="table">
      <style:table-properties style:width="6in" style:rel-width="100%" fo:margin-top="0in" fo:margin-bottom="0.1in" fo:break-before="column" table:align="left" style:shadow="none"/>
    </style:style>
    <style:style style:name="Figure5-table.A" style:family="table-column">
      <style:table-column-properties style:column-width="0.7299in" style:rel-column-width="1051*"/>
    </style:style>
    <style:style style:name="Figure5-table.B" style:family="table-column">
      <style:table-column-properties style:column-width="2.3653in" style:rel-column-width="3406*"/>
    </style:style>
    <style:style style:name="Figure5-table.C" style:family="table-column">
      <style:table-column-properties style:column-width="2.9049in" style:rel-column-width="4183*"/>
    </style:style>
    <style:style style:name="Figure5-table.A1" style:family="table-cell">
      <style:table-cell-properties fo:background-color="transparent" fo:padding="0.0382in" fo:border-left="0.0069in solid #808080" fo:border-right="none" fo:border-top="0.0069in solid #808080" fo:border-bottom="0.0069in solid #808080">
        <style:background-image/>
      </style:table-cell-properties>
    </style:style>
    <style:style style:name="Figure5-table.C1" style:family="table-cell">
      <style:table-cell-properties fo:background-color="transparent" fo:padding="0.0382in" fo:border="0.0069in solid #808080">
        <style:background-image/>
      </style:table-cell-properties>
    </style:style>
    <style:style style:name="Figure5-table.A2" style:family="table-cell">
      <style:table-cell-properties fo:background-color="transparent" fo:padding="0.0382in" fo:border-left="0.0069in solid #808080" fo:border-right="none" fo:border-top="none" fo:border-bottom="0.0069in solid #808080">
        <style:background-image/>
      </style:table-cell-properties>
    </style:style>
    <style:style style:name="Figure5-table.C2" style:family="table-cell">
      <style:table-cell-properties fo:background-color="transparent" fo:padding="0.0382in" fo:border-left="0.0069in solid #808080" fo:border-right="0.0069in solid #808080" fo:border-top="none" fo:border-bottom="0.0069in solid #808080">
        <style:background-image/>
      </style:table-cell-properties>
    </style:style>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line-height="200%" fo:text-align="start" style:justify-single-word="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9"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0"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style:tab-stops/>
      </style:paragraph-properties>
      <style:text-properties fo:font-style="normal" style:font-style-asian="normal" style:font-style-complex="normal"/>
    </style:style>
    <style:style style:name="P11"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2" style:family="paragraph" style:parent-style-name="Standard">
      <style:paragraph-properties fo:margin-left="0in" fo:margin-right="0in" fo:margin-top="0in" fo:margin-bottom="0.2in" fo:text-align="center" style:justify-single-word="false" fo:text-indent="0in" style:auto-text-indent="false"/>
      <style:text-properties fo:font-style="normal" style:font-style-asian="normal" style:font-style-complex="normal"/>
    </style:style>
    <style:style style:name="P13" style:family="paragraph" style:parent-style-name="Standard">
      <style:paragraph-properties fo:margin-top="1in" fo:margin-bottom="0in" fo:text-align="center" style:justify-single-word="false"/>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0.5in" fo:margin-right="0in" fo:line-height="200%" fo:text-indent="-0.5in" style:auto-text-indent="false">
        <style:tab-stops/>
      </style:paragraph-properties>
    </style:style>
    <style:style style:name="P16"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7" style:family="paragraph" style:parent-style-name="Standard">
      <style:paragraph-properties fo:margin-left="0.5in" fo:margin-right="0in" fo:text-indent="-0.5in" style:auto-text-indent="false"/>
      <style:text-properties fo:font-weight="bold" style:font-weight-asian="bold" style:font-weight-complex="bold"/>
    </style:style>
    <style:style style:name="P18" style:family="paragraph" style:parent-style-name="Reference">
      <style:paragraph-properties fo:margin-left="0.5in" fo:margin-right="0in" fo:line-height="200%" fo:text-indent="-0.5in" style:auto-text-indent="false">
        <style:tab-stops/>
      </style:paragraph-properties>
    </style:style>
    <style:style style:name="P19" style:family="paragraph" style:parent-style-name="Reference">
      <style:text-properties fo:font-style="normal" style:font-style-asian="normal"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left="0in" fo:margin-right="0in" fo:text-indent="0.5in" style:auto-text-indent="false"/>
      <style:text-properties fo:font-style="normal" style:font-style-asian="normal" style:font-style-complex="normal"/>
    </style:style>
    <style:style style:name="P22" style:family="paragraph" style:parent-style-name="Block_20_quote">
      <style:text-properties fo:font-style="normal" style:font-style-asian="normal" style:font-style-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style:font-size-asian="10.5pt"/>
    </style:style>
    <style:style style:name="P25" style:family="paragraph" style:parent-style-name="Text_20_body">
      <style:paragraph-properties fo:margin-top="0in" fo:margin-bottom="0.25in" fo:text-align="center" style:justify-single-word="false"/>
    </style:style>
    <style:style style:name="P26" style:family="paragraph" style:parent-style-name="Table_20_Heading">
      <style:paragraph-properties fo:text-align="start" style:justify-single-word="false"/>
      <style:text-properties style:font-size-asian="10.5pt"/>
    </style:style>
    <style:style style:name="P27" style:family="paragraph" style:parent-style-name="Standard" style:master-page-name="First_20_Page">
      <style:paragraph-properties fo:margin-top="2.5in" fo:margin-bottom="0in" fo:text-align="center" style:justify-single-word="false" style:page-number="auto"/>
    </style:style>
    <style:style style:name="P28"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7">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3"/>
    <style:style style:name="P39" style:family="paragraph" style:parent-style-name="Standard" style:list-style-name="L14"/>
    <style:style style:name="P40" style:family="paragraph" style:parent-style-name="Standard" style:list-style-name="L15"/>
    <style:style style:name="P41" style:family="paragraph" style:parent-style-name="Standard">
      <style:text-properties fo:font-weight="bold" style:font-weight-asian="bold" style:font-weight-complex="bold"/>
    </style:style>
    <style:style style:name="P42" style:family="paragraph" style:parent-style-name="Standard" style:list-style-name="L5">
      <style:text-properties fo:font-weight="normal" style:font-weight-asian="normal" style:font-weight-complex="normal"/>
    </style:style>
    <style:style style:name="P43" style:family="paragraph" style:parent-style-name="Standard" style:list-style-name="L6">
      <style:text-properties fo:font-weight="normal" style:font-weight-asian="normal" style:font-weight-complex="normal"/>
    </style:style>
    <style:style style:name="P44" style:family="paragraph" style:parent-style-name="Standard" style:list-style-name="L7">
      <style:text-properties fo:font-weight="normal" style:font-weight-asian="normal" style:font-weight-complex="normal"/>
    </style:style>
    <style:style style:name="P45" style:family="paragraph" style:parent-style-name="Standard">
      <style:paragraph-properties fo:margin-top="0.25in" fo:margin-bottom="0in" fo:line-height="200%" fo:background-color="transparent">
        <style:background-image/>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style="normal" style:font-style-asian="normal" style:font-style-complex="normal"/>
    </style:style>
    <style:style style:name="P49" style:family="paragraph" style:parent-style-name="Text_20_body" style:list-style-name="L3">
      <style:text-properties fo:font-style="normal" style:font-style-asian="normal" style:font-style-complex="normal"/>
    </style:style>
    <style:style style:name="P50" style:family="paragraph" style:parent-style-name="Text_20_body" style:list-style-name="L4">
      <style:text-properties fo:font-style="normal" style:font-style-asian="normal" style:font-style-complex="normal"/>
    </style:style>
    <style:style style:name="P51" style:family="paragraph" style:parent-style-name="Text_20_body" style:list-style-name="L4">
      <style:paragraph-properties fo:margin-left="0in" fo:margin-right="0in" fo:text-indent="0in" style:auto-text-indent="false"/>
      <style:text-properties fo:font-style="normal" style:font-style-asian="normal" style:font-style-complex="normal"/>
    </style:style>
    <style:style style:name="P52" style:family="paragraph" style:parent-style-name="Heading_20_1" style:master-page-name="Introduction">
      <style:paragraph-properties style:page-number="1"/>
    </style:style>
    <style:style style:name="P53" style:family="paragraph" style:parent-style-name="Heading_20_1" style:master-page-name="Literature_20_review">
      <style:paragraph-properties style:page-number="auto"/>
    </style:style>
    <style:style style:name="P54" style:family="paragraph" style:parent-style-name="Heading_20_1" style:master-page-name="Research">
      <style:paragraph-properties style:page-number="auto"/>
    </style:style>
    <style:style style:name="P55" style:family="paragraph" style:parent-style-name="Heading_20_1" style:master-page-name="References">
      <style:paragraph-properties fo:margin-left="0in" fo:margin-right="0in" fo:text-indent="0in" style:auto-text-indent="false" style:page-number="auto"/>
    </style:style>
    <style:style style:name="P56" style:family="paragraph" style:parent-style-name="Heading_20_1" style:master-page-name="Appendix">
      <style:paragraph-properties style:page-number="auto"/>
    </style:style>
    <style:style style:name="P57" style:family="paragraph" style:parent-style-name="Heading_20_1" style:master-page-name="Appendix">
      <style:paragraph-properties fo:line-height="200%" style:page-number="auto"/>
      <style:text-properties fo:font-style="normal" style:font-style-asian="normal" style:font-style-complex="normal"/>
    </style:style>
    <style:style style:name="P58" style:family="paragraph" style:parent-style-name="Heading_20_3">
      <style:text-properties fo:font-style="normal" style:font-style-asian="normal" style:font-style-complex="normal"/>
    </style:style>
    <style:style style:name="P59" style:family="paragraph" style:parent-style-name="Heading_20_2">
      <style:text-properties fo:font-style="normal" style:font-style-asian="normal" style:font-style-complex="normal"/>
    </style:style>
    <style:style style:name="P60" style:family="paragraph" style:parent-style-name="TOC_20_Heading" style:master-page-name="Table_20_of_20_contents">
      <style:paragraph-properties style:page-number="auto"/>
    </style:style>
    <style:style style:name="P61" style:family="paragraph" style:parent-style-name="Contents_20_3">
      <style:paragraph-properties>
        <style:tab-stops>
          <style:tab-stop style:position="5.6071in" style:type="right" style:leader-style="dotted" style:leader-text="."/>
        </style:tab-stops>
      </style:paragraph-properties>
    </style:style>
    <style:style style:name="P62" style:family="paragraph" style:parent-style-name="Contents_20_2">
      <style:paragraph-properties>
        <style:tab-stops>
          <style:tab-stop style:position="5.8035in" style:type="right" style:leader-style="dotted" style:leader-text="."/>
        </style:tab-stops>
      </style:paragraph-properties>
    </style:style>
    <style:style style:name="P63" style:family="paragraph" style:parent-style-name="Contents_20_1">
      <style:paragraph-properties>
        <style:tab-stops>
          <style:tab-stop style:position="6in" style:type="right" style:leader-style="dotted" style:leader-text="."/>
        </style:tab-stops>
      </style:paragraph-properties>
    </style:style>
    <style:style style:name="P64" style:family="paragraph" style:parent-style-name="Table_20_Contents">
      <style:text-properties fo:font-weight="bold" style:font-weight-asian="bold" style:font-weight-complex="bold"/>
    </style:style>
    <style:style style:name="P65" style:family="paragraph" style:parent-style-name="Table_20_index_20_1">
      <style:paragraph-properties>
        <style:tab-stops>
          <style:tab-stop style:position="6in" style:type="right" style:leader-style="dotted" style:leader-text="."/>
        </style:tab-stops>
      </style:paragraph-properties>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72"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DejaVu Sans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style:style>
    <style:style style:name="P75" style:family="paragraph">
      <style:paragraph-properties fo:margin-left="0in" fo:margin-right="0in" fo:margin-top="0in" fo:margin-bottom="0in" fo:line-height="100%" fo:text-align="end"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indent="0in"/>
    </style:style>
    <style:style style:name="P78"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1" style:family="text">
      <style:text-properties style:font-name="Times New Roman3"/>
    </style:style>
    <style:style style:name="T2" style:family="text">
      <style:text-properties style:font-name="Times New Roman3" fo:font-style="normal" style:font-style-asian="normal" style:font-style-complex="normal"/>
    </style:style>
    <style:style style:name="T3" style:family="text">
      <style:text-properties style:font-name="Times New Roman3" style:font-name-asian="Times New Roman3" style:font-name-complex="Times New Roman3"/>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font-size-asian="10.5pt"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position="super 58%"/>
    </style:style>
    <style:style style:name="T12" style:family="text">
      <style:text-properties style:text-position="super 58%" fo:font-style="italic"/>
    </style:style>
    <style:style style:name="T13" style:family="text">
      <style:text-properties style:text-position="super 58%" fo:font-style="italic" style:font-style-asian="normal" style:font-style-complex="normal"/>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use-window-font-color="true" fo:font-style="normal" style:font-style-asian="normal" style:font-style-complex="normal"/>
    </style:style>
    <style:style style:name="T17" style:family="text">
      <style:text-properties style:use-window-font-color="true" fo:font-style="italic" style:font-style-asian="normal" style:font-style-complex="normal"/>
    </style:style>
    <style:style style:name="T18" style:family="text">
      <style:text-properties style:font-name="Times New Roman" style:font-name-asian="DejaVu Sans1" style:font-name-complex="DejaVu Sans1"/>
    </style:style>
    <style:style style:name="T19" style:family="text">
      <style:text-properties fo:font-weight="normal"/>
    </style:style>
    <style:style style:name="T20" style:family="text">
      <style:text-properties style:font-weight-asian="normal"/>
    </style:style>
    <style:style style:name="T21" style:family="text">
      <style:text-properties style:font-weight-complex="normal"/>
    </style:style>
    <style:style style:name="T22"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graphic-properties>
    </style:style>
    <style:style style:name="fr3" style:family="graphic" style:parent-style-name="Frame">
      <style:graphic-properties fo:margin-left="0in" fo:margin-right="0in" fo:margin-top="0in" fo:margin-bottom="0in" style:wrap="right" style:number-wrapped-paragraphs="no-limit" style:vertical-pos="top" style:vertical-rel="page-content" style:horizontal-pos="center" style:horizontal-rel="page-content" fo:padding="0.0598in" fo:border-left="none" fo:border-right="none" fo:border-top="0.0071in solid #808080" fo:border-bottom="0.0071in solid #808080" style:shadow="none"/>
    </style:style>
    <style:style style:name="fr4" style:family="graphic" style:parent-style-name="Frame">
      <style:graphic-properties fo:margin-left="0in" fo:margin-right="0in" fo:margin-top="0in" fo:margin-bottom="0in" style:vertical-pos="top" style:vertical-rel="page-content" style:horizontal-pos="center" style:horizontal-rel="page-content" fo:padding="0.0598in" fo:border-left="none" fo:border-right="none" fo:border-top="0.0071in solid #808080" fo:border-bottom="0.0071in solid #808080" style:shadow="non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3" style:family="graphic">
      <style:graphic-properties draw:stroke="solid" svg:stroke-width="0.0098in" svg:stroke-color="#808080" draw:marker-start="" draw:marker-start-width="0.0098in" draw:marker-start-center="false" draw:marker-end="" draw:marker-end-width="0.0098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4"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098in" fo:padding-right="0.1693in" draw:shadow="hidden" draw:shadow-offset-x="0.1181in" draw:shadow-offset-y="0.1181in" draw:shadow-color="#808080" style:run-through="foreground"/>
    </style:style>
    <style:style style:name="gr5"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1693in" draw:shadow="hidden" draw:shadow-offset-x="0.1181in" draw:shadow-offset-y="0.1181in" draw:shadow-color="#808080" style:run-through="foreground"/>
    </style:style>
    <style:style style:name="gr6"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0098in" draw:shadow="hidden" draw:shadow-offset-x="0.1181in" draw:shadow-offset-y="0.1181in" draw:shadow-color="#808080" style:run-through="foreground"/>
    </style:style>
    <style:style style:name="gr7" style:family="graphic">
      <style:graphic-properties draw:stroke="solid" svg:stroke-width="0.0098in" svg:stroke-color="#808080" draw:marker-start="" draw:marker-start-width="0.00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8" style:family="graphic">
      <style:graphic-properties draw:stroke="solid" svg:stroke-width="0.0098in" svg:stroke-color="#808080" draw:marker-start="" draw:marker-start-width="0.0098in" draw:marker-start-center="false" draw:marker-end="" draw:marker-end-width="0.00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9"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center" draw:textarea-vertical-align="top" draw:fit-to-size="false" fo:padding-top="0.0047in" fo:padding-bottom="0.0047in" fo:padding-left="0.0047in" fo:padding-right="0.0047in" draw:shadow="hidden" draw:shadow-offset-x="0.1181in" draw:shadow-offset-y="0.1181in" draw:shadow-color="#808080" style:run-through="foreground"/>
    </style:style>
    <style:style style:name="gr10"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right" draw:textarea-vertical-align="middle" fo:padding-top="-0.0024in" fo:padding-bottom="-0.0024in" fo:padding-left="-0.0024in" fo:padding-right="-0.9524in" draw:shadow="hidden" draw:shadow-offset-x="0.1181in" draw:shadow-offset-y="0.1181in" draw:shadow-color="#808080" style:run-through="foreground"/>
    </style:style>
    <style:style style:name="gr11"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2" style:family="graphic">
      <style:graphic-properties draw:stroke="none" svg:stroke-width="0.0201in" svg:stroke-color="#000000" draw:marker-start="" draw:marker-start-width="0.0799in" draw:marker-start-center="false" draw:marker-end="" draw:marker-end-width="0.0799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13"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4" style:family="graphic">
      <style:graphic-properties draw:stroke="none" draw:stroke-dash="Dash_20_17"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1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5" style:family="graphic">
      <style:graphic-properties draw:stroke="solid" draw:stroke-dash="Dash_20_18"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6" style:family="graphic">
      <style:graphic-properties draw:stroke="solid" draw:stroke-dash="Dash_20_19"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7" style:family="graphic">
      <style:graphic-properties draw:stroke="solid" draw:stroke-dash="Dash_20_20"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8" style:family="graphic">
      <style:graphic-properties draw:stroke="none" draw:stroke-dash="Dash_20_21"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9" style:family="graphic">
      <style:graphic-properties draw:stroke="none" draw:stroke-dash="Dash_20_22"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0" style:family="graphic">
      <style:graphic-properties draw:stroke="none" draw:stroke-dash="Dash_20_23"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1" style:family="graphic">
      <style:graphic-properties draw:stroke="none" draw:stroke-dash="Dash_20_24"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2" style:family="graphic">
      <style:graphic-properties draw:stroke="none" draw:stroke-dash="Dash_20_25"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3" style:family="graphic">
      <style:graphic-properties draw:stroke="none" draw:stroke-dash="Dash_20_26"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4" style:family="graphic">
      <style:graphic-properties draw:stroke="solid" draw:stroke-dash="Dash_20_27" svg:stroke-width="0.0098in" svg:stroke-color="#808080" draw:marker-start="" draw:marker-start-width="0.1299in" draw:marker-start-center="false" draw:marker-end="Symmetric_20_Arrow" draw:marker-end-width="0.0598in" draw:marker-end-center="false" svg:stroke-opacity="100%" draw:stroke-linejoin="round" draw:fill="solid" draw:fill-color="#99ccff" draw:secondary-fill-color="#99ccff" draw:fill-gradient-name="Gradient_20_7" draw:gradient-step-count="0" draw:fill-hatch-name="Hatch_20_2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5" style:family="graphic">
      <style:graphic-properties draw:stroke="solid" draw:stroke-dash="Dash_20_28"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6" style:family="graphic">
      <style:graphic-properties draw:stroke="solid" draw:stroke-dash="Dash_20_29"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7" style:family="graphic">
      <style:graphic-properties draw:stroke="solid" draw:stroke-dash="Dash_20_30"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8"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in" fo:padding-bottom="0in" fo:padding-left="0in" fo:padding-right="0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protect="size" style:run-through="foreground"/>
    </style:style>
    <style:style style:name="gr32"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02in" fo:padding-top="0in" fo:padding-bottom="0in" fo:padding-left="0.1in" fo:padding-right="0in" draw:shadow="hidden" draw:shadow-offset-x="0.1181in" draw:shadow-offset-y="0.1181in" draw:shadow-color="#808080" style:run-through="foreground"/>
    </style:style>
    <style:style style:name="gr33"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28in" fo:padding-top="0in" fo:padding-bottom="0in" fo:padding-left="0.1in" fo:padding-right="0in" draw:shadow="hidden" draw:shadow-offset-x="0.1181in" draw:shadow-offset-y="0.1181in" draw:shadow-color="#808080" style:run-through="foreground"/>
    </style:style>
    <style:style style:name="gr34"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452in" fo:padding-top="0in" fo:padding-bottom="0in" fo:padding-left="0.1in" fo:padding-right="0in" draw:shadow="hidden" draw:shadow-offset-x="0.1181in" draw:shadow-offset-y="0.1181in" draw:shadow-color="#808080" style:run-through="foreground"/>
    </style:style>
    <style:style style:name="gr35" style:family="graphic">
      <style:graphic-properties style:run-through="foreground"/>
    </style:style>
    <style:style style:name="gr36"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3272in" fo:min-width="0in" fo:padding-top="0.0402in" fo:padding-bottom="0in" fo:padding-left="0in" fo:padding-right="0in" draw:shadow="hidden" draw:shadow-offset-x="0.1181in" draw:shadow-offset-y="0.1181in" draw:shadow-color="#808080" style:run-through="foreground"/>
    </style:style>
    <style:style style:name="gr37"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true" fo:min-height="0.2035in" fo:min-width="0in" fo:padding-top="0in" fo:padding-bottom="0in" fo:padding-left="0.1in" fo:padding-right="0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1">
        <draw:text-box fo:min-height="0.3201in">
          <text:p text:style-name="P12"><draw:g text:anchor-type="as-char" draw:z-index="5" draw:style-name="gr1"><draw:connector draw:style-name="gr9" draw:text-style-name="P69" draw:type="line" svg:x1="0.8992in" svg:y1="1.9161in" svg:x2="2.3134in" svg:y2="1.9161in" draw:start-shape="id8" draw:start-glue-point="1" draw:end-shape="id9" draw:end-glue-point="3" svg:d="m1295 1247h2036"><text:p text:style-name="P66"><text:span text:style-name="T23">Determine</text:span></text:p></draw:connector><draw:connector draw:style-name="gr9" draw:text-style-name="P69" draw:type="line" svg:x1="0.7016in" svg:y1="1.05in" svg:x2="2.4173in" svg:y2="1.05in" draw:start-shape="id10" draw:start-glue-point="1" draw:end-shape="id11" draw:end-glue-point="3" svg:d="m1010 0h2471"><text:p text:style-name="P66"><text:span text:style-name="T23">Results in</text:span></text:p></draw:connector><draw:connector draw:style-name="gr9" draw:text-style-name="P69" draw:type="line" svg:x1="0.7744in" svg:y1="0.1839in" svg:x2="2.3756in" svg:y2="0.1839in" draw:start-shape="id12" draw:start-glue-point="1" draw:end-shape="id13" draw:end-glue-point="3" svg:d="m1115-1248h2306"><text:p text:style-name="P66"><text:span text:style-name="T23">Generates</text:span></text:p></draw:connector><draw:connector draw:style-name="gr10" draw:text-style-name="P70" draw:type="line" svg:x1="2.7311in" svg:y1="0.3677in" svg:x2="2.7311in" svg:y2="0.8669in" draw:start-shape="id13" draw:start-glue-point="2" draw:end-shape="id11" draw:end-glue-point="0" svg:d="m3933-983v719"><text:p text:style-name="P66"><text:span text:style-name="T24">Composed of</text:span></text:p></draw:connector><draw:connector draw:style-name="gr10" draw:text-style-name="P70" draw:type="line" svg:x1="2.7311in" svg:y1="1.2339in" svg:x2="2.7311in" svg:y2="1.7327in" draw:start-shape="id11" draw:start-glue-point="2" draw:end-shape="id9" draw:end-glue-point="0" svg:d="m3933 265v718"><text:p text:style-name="P66"><text:span text:style-name="T24">Composed of</text:span></text:p></draw:connector><draw:connector draw:style-name="gr11" draw:text-style-name="P68" draw:type="line" svg:x1="0.4492in" svg:y1="0.3677in" svg:x2="0.4492in" svg:y2="0.8669in" draw:start-shape="id12" draw:start-glue-point="2" draw:end-shape="id10" draw:end-glue-point="0" svg:d="m647-983v719"><text:p/></draw:connector><draw:connector draw:style-name="gr11" draw:text-style-name="P68" draw:type="line" svg:x1="0.4492in" svg:y1="1.2339in" svg:x2="0.4492in" svg:y2="1.7327in" draw:start-shape="id10" draw:start-glue-point="2" draw:end-shape="id8" draw:end-glue-point="0" svg:d="m647 265v718"><text:p/></draw:connector><draw:frame draw:style-name="gr12" draw:text-style-name="P67" draw:id="id12" svg:width="0.6496in" svg:height="0.3677in" svg:x="0.1252in" svg:y="0in"><draw:text-box><text:p text:style-name="P66"><text:span text:style-name="T22">Motive</text:span></text:p></draw:text-box></draw:frame><draw:frame draw:style-name="gr12" draw:text-style-name="P67" draw:id="id13" svg:width="0.7122in" svg:height="0.3677in" svg:x="2.3756in" svg:y="0in"><draw:text-box><text:p text:style-name="P66"><text:span text:style-name="T22">Activity</text:span></text:p></draw:text-box></draw:frame><draw:frame draw:style-name="gr12" draw:text-style-name="P67" draw:id="id14" svg:width="1.4933in" svg:height="0.3677in" svg:x="4.0535in" svg:y="0in"><draw:text-box><text:p text:style-name="P66"><text:span text:style-name="T22">Why activity occurs</text:span></text:p></draw:text-box></draw:frame><draw:frame draw:style-name="gr12" draw:text-style-name="P67" draw:id="id10" svg:width="0.5039in" svg:height="0.3677in" svg:x="0.198in" svg:y="0.8665in"><draw:text-box><text:p text:style-name="P66"><text:span text:style-name="T22">Goal</text:span></text:p></draw:text-box></draw:frame><draw:frame draw:style-name="gr12" draw:text-style-name="P67" draw:id="id11" svg:width="0.6287in" svg:height="0.3677in" svg:x="2.4173in" svg:y="0.8665in"><draw:text-box><text:p text:style-name="P66"><text:span text:style-name="T22">Action</text:span></text:p></draw:text-box></draw:frame><draw:frame draw:style-name="gr12" draw:text-style-name="P67" draw:id="id15" svg:width="1.5248in" svg:height="0.3677in" svg:x="4.0382in" svg:y="0.8665in"><draw:text-box><text:p text:style-name="P66"><text:span text:style-name="T22">What activity occurs</text:span></text:p></draw:text-box></draw:frame><draw:frame draw:style-name="gr12" draw:text-style-name="P67" draw:id="id8" svg:width="0.8996in" svg:height="0.3677in" svg:x="0in" svg:y="1.7327in"><draw:text-box><text:p text:style-name="P66"><text:span text:style-name="T22">Conditions</text:span></text:p></draw:text-box></draw:frame><draw:frame draw:style-name="gr12" draw:text-style-name="P67" draw:id="id9" svg:width="0.837in" svg:height="0.3677in" svg:x="2.3134in" svg:y="1.7327in"><draw:text-box><text:p text:style-name="P66"><text:span text:style-name="T22">Operation</text:span></text:p></draw:text-box></draw:frame><draw:frame draw:style-name="gr12" draw:text-style-name="P67" draw:id="id16" svg:width="1.5039in" svg:height="0.3677in" svg:x="4.0492in" svg:y="1.7327in"><draw:text-box><text:p text:style-name="P66"><text:span text:style-name="T22">How activity occurs</text:span></text:p></draw:text-box></draw:frame><draw:connector draw:style-name="gr13" draw:text-style-name="P68" draw:type="line" svg:x1="3.0874in" svg:y1="0.1839in" svg:x2="4.0535in" svg:y2="0.1839in" draw:start-shape="id13" draw:start-glue-point="1" draw:end-shape="id14" draw:end-glue-point="3" svg:d="m4446-1248h1391"><text:p/></draw:connector><draw:connector draw:style-name="gr13" draw:text-style-name="P68" draw:type="line" svg:x1="3.0457in" svg:y1="1.05in" svg:x2="4.0382in" svg:y2="1.05in" draw:start-shape="id11" draw:start-glue-point="1" draw:end-shape="id15" draw:end-glue-point="3" svg:d="m4386 0h1429"><text:p/></draw:connector><draw:connector draw:style-name="gr13" draw:text-style-name="P68" draw:type="line" svg:x1="3.15in" svg:y1="1.9161in" svg:x2="4.0492in" svg:y2="1.9161in" draw:start-shape="id9" draw:start-glue-point="1" draw:end-shape="id16" draw:end-glue-point="3" svg:d="m4536 1247h1295"><text:p/></draw:connector></draw:g></text:p>
          <text:p text:style-name="P11">Source: Engeström, 1999; Kaptelinin &amp; Nardi, 2006; Kuutti, 1996; Wilson, 2005</text:p>
          <text:p text:style-name="P8">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9"><draw:g text:anchor-type="as-char" draw:z-index="4" draw:style-name="gr1"><draw:frame draw:style-name="gr2" draw:text-style-name="P67" svg:width="0.7433in" svg:height="0.3677in" svg:x="1.4063in" svg:y="0in"><draw:text-box><text:p text:style-name="P66"><text:span text:style-name="T22">Artifacts</text:span></text:p></draw:text-box></draw:frame><draw:custom-shape draw:style-name="gr3" draw:text-style-name="P68" svg:width="1.5004in" svg:height="0.7504in" svg:x="0.2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8" svg:width="1.5004in" svg:height="0.7504in" svg:x="1.7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8" draw:id="id7" svg:width="1.5004in" svg:height="0.7504in" svg:x="1.0283in" svg:y="0.3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67" draw:id="id6" svg:width="0.9622in" svg:height="0.3677in" svg:x="1.2972in" svg:y="1.8453in"><draw:text-box><text:p text:style-name="P66"><text:span text:style-name="T22">Community</text:span></text:p></draw:text-box></draw:frame><draw:frame draw:style-name="gr2" draw:text-style-name="P67" draw:id="id5" svg:width="0.9205in" svg:height="0.5551in" svg:x="2.8181in" svg:y="1.8437in"><draw:text-box><text:p text:style-name="P66"><text:span text:style-name="T22">Division of</text:span><text:span text:style-name="T22"><text:line-break/></text:span><text:span text:style-name="T22">labor</text:span></text:p></draw:text-box></draw:frame><draw:frame draw:style-name="gr2" draw:text-style-name="P67" draw:id="id3" svg:width="0.5559in" svg:height="0.3677in" svg:x="0in" svg:y="1.8453in"><draw:text-box><text:p text:style-name="P66"><text:span text:style-name="T22">Rules</text:span></text:p></draw:text-box></draw:frame><draw:frame draw:style-name="gr4" draw:text-style-name="P67" draw:id="id4" svg:width="0.6705in" svg:height="0.3677in" svg:x="0.3634in" svg:y="0.9228in"><draw:text-box><text:p text:style-name="P66"><text:span text:style-name="T22">Subject</text:span></text:p></draw:text-box></draw:frame><draw:frame draw:style-name="gr5" draw:text-style-name="P67" draw:id="id1" svg:width="0.778in" svg:height="0.3677in" svg:x="2.522in" svg:y="0.9228in"><draw:text-box><text:p text:style-name="P66"><text:span text:style-name="T22">Object</text:span></text:p></draw:text-box></draw:frame><draw:frame draw:style-name="gr6" draw:text-style-name="P67" draw:id="id2" svg:width="0.785in" svg:height="0.3677in" svg:x="3.7673in" svg:y="0.9236in"><draw:text-box><text:p text:style-name="P66"><text:span text:style-name="T22">Outcome</text:span></text:p></draw:text-box></draw:frame><draw:connector draw:style-name="gr7" draw:text-style-name="P68" draw:type="line" svg:x1="3.3in" svg:y1="1.1067in" svg:x2="3.7673in" svg:y2="1.1071in" draw:start-shape="id1" draw:start-glue-point="1" draw:end-shape="id2" draw:end-glue-point="3" svg:d="m4752-134 673 1"><text:p/></draw:connector><draw:connector draw:style-name="gr8" draw:text-style-name="P68" draw:type="line" svg:x1="2.522in" svg:y1="1.1067in" svg:x2="0.278in" svg:y2="1.8449in" draw:start-shape="id1" draw:start-glue-point="3" draw:end-shape="id3" draw:end-glue-point="0" svg:d="m3632-134-3232 1064"><text:p/></draw:connector><draw:connector draw:style-name="gr8" draw:text-style-name="P68" draw:type="line" svg:x1="1.0335in" svg:y1="1.1067in" svg:x2="3.278in" svg:y2="1.8437in" draw:start-shape="id4" draw:start-glue-point="1" draw:end-shape="id5" draw:end-glue-point="0" svg:d="m1488-134 3232 1062"><text:p/></draw:connector><draw:connector draw:style-name="gr8" draw:text-style-name="P68" draw:type="line" svg:x1="1.778in" svg:y1="1.8449in" svg:x2="1.7783in" svg:y2="0.3559in" draw:start-shape="id6" draw:start-glue-point="0" draw:end-shape="id7" draw:end-glue-point="4" svg:d="m2560 930 1-2145"><text:p/></draw:connector></draw:g></text:p>
          <text:p text:style-name="P10">Source: Engeström, 1999</text:p>
          <text:p text:style-name="Figure">Figure <text:sequence text:ref-name="refFigure1" text:name="Figure" text:formula="ooow:Figure+1" style:num-format="1">2</text:sequence>: Engeström’s model of the activity system</text:p>
        </draw:text-box>
      </draw:frame>
      <draw:frame draw:style-name="fr3" draw:name="Figure 4" text:anchor-type="page" text:anchor-page-number="53" svg:width="6in" style:rel-width="100%" draw:z-index="2">
        <draw:text-box fo:min-height="0.2in">
          <text:p text:style-name="P5"><draw:g text:anchor-type="as-char" draw:z-index="8" draw:style-name="gr1"><draw:connector draw:style-name="gr28" draw:text-style-name="P68" draw:type="line" svg:x1="4.578in" svg:y1="5.6929in" svg:x2="4.5681in" svg:y2="5.8472in" draw:start-shape="id22" draw:start-glue-point="2" draw:end-shape="id23" draw:end-glue-point="0" svg:d="m6592 3329-14 222"><text:p/></draw:connector><draw:connector draw:style-name="gr28" draw:text-style-name="P68" draw:type="line" svg:x1="4.5681in" svg:y1="6.1339in" svg:x2="4.5591in" svg:y2="6.2882in" draw:start-shape="id23" draw:start-glue-point="2" draw:end-shape="id24" draw:end-glue-point="0" svg:d="m6578 3964-13 222"><text:p/></draw:connector><draw:frame draw:style-name="gr29" draw:text-style-name="P76" draw:id="id28" svg:width="1.9177in" svg:height="0.4748in" svg:x="0.1209in" svg:y="0.2701in"><draw:text-box><text:p text:style-name="P66"><text:span text:style-name="T26">Receive timely, actionable</text:span><text:span text:style-name="T26"><text:line-break/></text:span><text:span text:style-name="T26">suggestions</text:span></text:p></draw:text-box></draw:frame><draw:frame draw:style-name="gr29" draw:text-style-name="P76" draw:id="id33" svg:width="2.0323in" svg:height="0.4748in" svg:x="0.0717in" svg:y="1.5953in"><draw:text-box><text:p text:style-name="P66"><text:span text:style-name="T26">Receive suggestions scoped</text:span><text:span text:style-name="T26"><text:line-break/></text:span><text:span text:style-name="T26">to specific concerns</text:span></text:p></draw:text-box></draw:frame><draw:frame draw:style-name="gr29" draw:text-style-name="P76" draw:id="id25" svg:width="2.2717in" svg:height="0.287in" svg:x="3.4181in" svg:y="0.3634in"><draw:text-box><text:p text:style-name="P66"><text:span text:style-name="T26">Identify appropriate reviewer(s)</text:span></text:p></draw:text-box></draw:frame><draw:frame draw:style-name="gr29" draw:text-style-name="P76" draw:id="id26" svg:width="1.4594in" svg:height="0.287in" svg:x="3.8398in" svg:y="0.8043in"><draw:text-box><text:p text:style-name="P66"><text:span text:style-name="T26">Schedule review(s)</text:span></text:p></draw:text-box></draw:frame><draw:frame draw:style-name="gr29" draw:text-style-name="P76" draw:id="id29" svg:width="1.6886in" svg:height="0.287in" svg:x="3.7272in" svg:y="1.6874in"><draw:text-box><text:p text:style-name="P66"><text:span text:style-name="T26">Describe review scope</text:span></text:p></draw:text-box></draw:frame><draw:frame draw:style-name="gr29" draw:text-style-name="P76" draw:id="id30" svg:width="2.3449in" svg:height="0.4748in" svg:x="3.3811in" svg:y="2.1299in"><draw:text-box><text:p text:style-name="P66"><text:span text:style-name="T26">Distribute review material</text:span><text:span text:style-name="T26"><text:line-break/></text:span><text:span text:style-name="T26">(code, documentation, tests, etc.)</text:span></text:p></draw:text-box></draw:frame><draw:frame draw:style-name="gr30" draw:text-style-name="P78" svg:width="0.5224in" svg:height="0.1886in" svg:x="2.6201in" svg:y="0.0492in"><draw:text-box><text:p text:style-name="P77"><text:span text:style-name="T27">Author</text:span></text:p></draw:text-box></draw:frame><draw:frame draw:style-name="gr31" draw:text-style-name="P79" svg:width="0.5323in" svg:height="0.287in" svg:x="0.8339in" svg:y="0in"><draw:text-box><text:p text:style-name="P66"><text:span text:style-name="T28">Goal</text:span></text:p></draw:text-box></draw:frame><draw:frame draw:style-name="gr31" draw:text-style-name="P79" svg:width="0.626in" svg:height="0.287in" svg:x="4.261in" svg:y="0in"><draw:text-box><text:p text:style-name="P66"><text:span text:style-name="T28">Action</text:span></text:p></draw:text-box></draw:frame><draw:frame draw:style-name="gr29" draw:text-style-name="P76" draw:id="id27" svg:width="1.4071in" svg:height="0.287in" svg:x="3.8626in" svg:y="1.2457in"><draw:text-box><text:p text:style-name="P66"><text:span text:style-name="T26">Notify reviewer(s)</text:span></text:p></draw:text-box></draw:frame><draw:connector draw:style-name="gr28" draw:text-style-name="P68" draw:type="line" svg:x1="4.5535in" svg:y1="0.6504in" svg:x2="4.5689in" svg:y2="0.8043in" draw:start-shape="id25" draw:start-glue-point="2" draw:end-shape="id26" draw:end-glue-point="0" svg:d="m6557-3933 22 222"><text:p/></draw:connector><draw:connector draw:style-name="gr28" draw:text-style-name="P68" draw:type="line" svg:x1="4.5689in" svg:y1="1.0913in" svg:x2="4.5661in" svg:y2="1.2461in" draw:start-shape="id26" draw:start-glue-point="2" draw:end-shape="id27" svg:d="m6579-3298-4 223"><text:p/></draw:connector><draw:connector draw:style-name="gr28" draw:text-style-name="P68" draw:type="line" svg:x1="2.0382in" svg:y1="0.5075in" svg:x2="3.4181in" svg:y2="0.5067in" draw:start-shape="id28" draw:start-glue-point="1" draw:end-shape="id25" draw:end-glue-point="3" svg:d="m2935-4138 1987-1"><text:p/></draw:connector><draw:connector draw:style-name="gr28" draw:text-style-name="P68" draw:type="line" svg:x1="4.5709in" svg:y1="1.9748in" svg:x2="4.5535in" svg:y2="2.1303in" draw:start-shape="id29" draw:start-glue-point="2" draw:end-shape="id30" draw:end-glue-point="0" svg:d="m6582-2025-25 224"><text:p/></draw:connector><draw:frame draw:style-name="gr29" draw:text-style-name="P76" draw:id="id34" svg:width="2.1677in" svg:height="0.4748in" svg:x="0in" svg:y="2.6634in"><draw:text-box><text:p text:style-name="P66"><text:span text:style-name="T26">Make improvements based on</text:span><text:span text:style-name="T26"><text:line-break/></text:span><text:span text:style-name="T26">review suggestions</text:span></text:p></draw:text-box></draw:frame><draw:frame draw:style-name="gr29" draw:text-style-name="P76" draw:id="id31" svg:width="1.4803in" svg:height="0.287in" svg:x="3.8283in" svg:y="2.7571in"><draw:text-box><text:p text:style-name="P66"><text:span text:style-name="T26">Record suggestions</text:span></text:p></draw:text-box></draw:frame><draw:frame draw:style-name="gr29" draw:text-style-name="P76" draw:id="id32" svg:width="1.6988in" svg:height="0.287in" svg:x="3.7075in" svg:y="3.198in"><draw:text-box><text:p text:style-name="P66"><text:span text:style-name="T26">Implement suggestions</text:span></text:p></draw:text-box></draw:frame><draw:connector draw:style-name="gr28" draw:text-style-name="P68" draw:type="line" svg:x1="4.5681in" svg:y1="3.0441in" svg:x2="4.5571in" svg:y2="3.198in" draw:start-shape="id31" draw:start-glue-point="2" draw:end-shape="id32" draw:end-glue-point="0" svg:d="m6578-486-16 222"><text:p/></draw:connector><draw:connector draw:style-name="gr28" draw:text-style-name="P68" draw:type="line" svg:x1="2.1035in" svg:y1="1.8327in" svg:x2="3.7272in" svg:y2="1.8311in" draw:start-shape="id33" draw:start-glue-point="1" draw:end-shape="id29" draw:end-glue-point="3" svg:d="m3029-2230 2338-2"><text:p/></draw:connector><draw:connector draw:style-name="gr28" draw:text-style-name="P68" draw:type="line" svg:x1="2.1673in" svg:y1="2.9004in" svg:x2="3.8283in" svg:y2="2.9004in" draw:start-shape="id34" draw:start-glue-point="1" draw:end-shape="id31" svg:d="m3121-693h2392"><text:p/></draw:connector><draw:frame draw:style-name="gr32" draw:text-style-name="P80" svg:width="0.3031in" svg:height="0.2512in" svg:x="4.5772in" svg:y="0.602in"><draw:text-box><text:p text:style-name="P77"><text:span text:style-name="T29">☇</text:span></text:p></draw:text-box></draw:frame><draw:frame draw:style-name="gr33" draw:text-style-name="P80" svg:width="0.3031in" svg:height="0.2512in" svg:x="4.5772in" svg:y="2.9953in"><draw:text-box><text:p text:style-name="P77"><text:span text:style-name="T29">☇</text:span></text:p></draw:text-box></draw:frame><draw:frame draw:style-name="gr29" draw:text-style-name="P76" draw:id="id35" svg:width="2.2614in" svg:height="0.287in" svg:x="3.4209in" svg:y="3.6398in"><draw:text-box><text:p text:style-name="P66"><text:span text:style-name="T26">Follow up after implementation</text:span></text:p></draw:text-box></draw:frame><draw:connector draw:style-name="gr28" draw:text-style-name="P68" draw:type="line" svg:x1="4.5571in" svg:y1="3.4846in" svg:x2="4.5516in" svg:y2="3.6394in" draw:start-shape="id32" draw:start-glue-point="2" draw:end-shape="id35" draw:end-glue-point="0" svg:d="m6562 149-8 223"><text:p/></draw:connector><draw:frame draw:style-name="gr34" draw:text-style-name="P80" svg:width="0.3031in" svg:height="0.2512in" svg:x="4.5772in" svg:y="1.0437in"><draw:text-box><text:p text:style-name="P77"><text:span text:style-name="T29">☇</text:span></text:p></draw:text-box></draw:frame><draw:frame draw:style-name="gr29" draw:text-style-name="P76" draw:id="id38" svg:width="1.8343in" svg:height="0.4748in" svg:x="0.1744in" svg:y="4.4299in"><draw:text-box><text:p text:style-name="P66"><text:span text:style-name="T26">Understand review goals</text:span><text:span text:style-name="T26"><text:line-break/></text:span><text:span text:style-name="T26">and context</text:span></text:p></draw:text-box></draw:frame><draw:frame draw:style-name="gr29" draw:text-style-name="P76" draw:id="id36" svg:width="1.9071in" svg:height="0.287in" svg:x="3.6043in" svg:y="4.522in"><draw:text-box><text:p text:style-name="P66"><text:span text:style-name="T26">Read supporting materials</text:span></text:p></draw:text-box></draw:frame><draw:frame draw:style-name="gr29" draw:text-style-name="P76" draw:id="id37" svg:width="1.9071in" svg:height="0.287in" svg:x="3.6083in" svg:y="4.9638in"><draw:text-box><text:p text:style-name="P66"><text:span text:style-name="T26">Communicate with author</text:span></text:p></draw:text-box></draw:frame><draw:g draw:style-name="gr35"><draw:frame draw:style-name="gr30" draw:text-style-name="P78" svg:width="0.6685in" svg:height="0.1886in" svg:x="2.548in" svg:y="4.2083in"><draw:text-box><text:p text:style-name="P77"><text:span text:style-name="T27">Reviewer</text:span></text:p></draw:text-box></draw:frame><draw:frame draw:style-name="gr29" draw:text-style-name="P79" svg:width="0.5323in" svg:height="0.287in" svg:x="0.8346in" svg:y="4.1598in"><draw:text-box><text:p text:style-name="P66"><text:span text:style-name="T28">Goal</text:span></text:p></draw:text-box></draw:frame><draw:frame draw:style-name="gr29" draw:text-style-name="P79" svg:width="0.626in" svg:height="0.287in" svg:x="4.261in" svg:y="4.1598in"><draw:text-box><text:p text:style-name="P66"><text:span text:style-name="T28">Action</text:span></text:p></draw:text-box></draw:frame></draw:g><draw:connector draw:style-name="gr28" draw:text-style-name="P68" draw:type="line" svg:x1="4.5575in" svg:y1="4.8091in" svg:x2="4.5618in" svg:y2="4.9638in" draw:start-shape="id36" draw:start-glue-point="2" draw:end-shape="id37" draw:end-glue-point="0" svg:d="m6563 2056 6 223"><text:p/></draw:connector><draw:connector draw:style-name="gr28" draw:text-style-name="P68" draw:type="line" svg:x1="2.0083in" svg:y1="4.6669in" svg:x2="3.6043in" svg:y2="4.6654in" draw:start-shape="id38" draw:start-glue-point="1" draw:end-shape="id36" draw:end-glue-point="3" svg:d="m2892 1852 2298-2"><text:p/></draw:connector><draw:frame draw:style-name="gr36" draw:text-style-name="P80" svg:width="0.1268in" svg:height="0.3677in" svg:x="2.7516in" svg:y="4.6638in"><draw:text-box><text:p text:style-name="P77"><text:span text:style-name="T29">☇</text:span></text:p></draw:text-box></draw:frame><draw:frame draw:style-name="gr29" draw:text-style-name="P76" draw:id="id39" svg:width="1.8134in" svg:height="0.287in" svg:x="0.178in" svg:y="5.4063in"><draw:text-box><text:p text:style-name="P66"><text:span text:style-name="T26">Make useful suggestions</text:span></text:p></draw:text-box></draw:frame><draw:frame draw:style-name="gr29" draw:text-style-name="P76" draw:id="id22" svg:width="0.8969in" svg:height="0.287in" svg:x="4.1299in" svg:y="5.4063in"><draw:text-box><text:p text:style-name="P66"><text:span text:style-name="T26">Read code</text:span></text:p></draw:text-box></draw:frame><draw:frame draw:style-name="gr29" draw:text-style-name="P76" draw:id="id23" svg:width="1.4803in" svg:height="0.287in" svg:x="3.8283in" svg:y="5.8472in"><draw:text-box><text:p text:style-name="P66"><text:span text:style-name="T26">Record suggestions</text:span></text:p></draw:text-box></draw:frame><draw:frame draw:style-name="gr29" draw:text-style-name="P76" draw:id="id24" svg:width="1.9177in" svg:height="0.4748in" svg:x="3.6008in" svg:y="6.2882in"><draw:text-box><text:p text:style-name="P66"><text:span text:style-name="T26">Communicate suggestions</text:span><text:span text:style-name="T26"><text:line-break/></text:span><text:span text:style-name="T26">to author</text:span></text:p></draw:text-box></draw:frame><draw:connector draw:style-name="gr28" draw:text-style-name="P68" draw:type="line" svg:x1="1.9909in" svg:y1="5.5492in" svg:x2="4.1299in" svg:y2="5.5492in" draw:start-shape="id39" draw:start-glue-point="1" draw:end-shape="id22" draw:end-glue-point="3" svg:d="m2867 3122h3080"><text:p/></draw:connector><draw:frame draw:style-name="gr32" draw:text-style-name="P80" svg:width="0.3031in" svg:height="0.2512in" svg:x="4.5772in" svg:y="5.6453in"><draw:text-box><text:p text:style-name="P77"><text:span text:style-name="T29">☇</text:span></text:p></draw:text-box></draw:frame><draw:frame draw:style-name="gr37" draw:text-style-name="P80" svg:width="0.2268in" svg:height="0.2512in" svg:x="4.5772in" svg:y="6.0862in"><draw:text-box><text:p text:style-name="P77"><text:span text:style-name="T29">☇</text:span></text:p></draw:text-box></draw:frame></draw:g></text:p>
          <text:p text:style-name="Figure">Figure <text:sequence text:ref-name="refFigure2" text:name="Figure" text:formula="ooow:Figure+1" style:num-format="1">4</text:sequence>: Code review goals and actions</text:p>
        </draw:text-box>
      </draw:frame>
      <draw:frame draw:style-name="fr2" draw:name="Figure 3" text:anchor-type="page" text:anchor-page-number="52" svg:width="6in" style:rel-width="100%" draw:z-index="3">
        <draw:text-box fo:min-height="0.2in">
          <text:p text:style-name="P9"><draw:g text:anchor-type="as-char" draw:z-index="7" draw:style-name="gr1"><draw:frame draw:style-name="gr14" draw:text-style-name="P72" svg:width="1.6303in" svg:height="0.9106in" svg:x="1.4583in" svg:y="0in"><draw:text-box><text:p text:style-name="P71"><text:span text:style-name="T25">Code under review,</text:span><text:span text:style-name="T25"><text:line-break/></text:span><text:span text:style-name="T25">supporting material,</text:span><text:span text:style-name="T25"><text:line-break/></text:span><text:span text:style-name="T25">IDEs, diff tools, VCS,</text:span><text:span text:style-name="T25"><text:line-break/></text:span><text:span text:style-name="T25">code review tool</text:span></text:p></draw:text-box></draw:frame><draw:custom-shape draw:style-name="gr15" draw:text-style-name="P73" draw:id="id20" svg:width="1.5004in" svg:height="0.7504in" svg:x="0.7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 draw:text-style-name="P73" draw:id="id21" svg:width="1.5004in" svg:height="0.7504in" svg:x="2.2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7" draw:text-style-name="P73" draw:id="id19" svg:width="1.5004in" svg:height="0.7504in" svg:x="1.5236in" svg:y="0.9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2" svg:width="1.1406in" svg:height="0.5358in" svg:x="1.7028in" svg:y="2.4028in"><draw:text-box><text:p text:style-name="P71"><text:span text:style-name="T25">QE, managers,</text:span><text:span text:style-name="T25"><text:line-break/></text:span><text:span text:style-name="T25">developers</text:span></text:p></draw:text-box></draw:frame><draw:frame draw:style-name="gr19" draw:text-style-name="P72" svg:width="1.4843in" svg:height="0.9106in" svg:x="3.0311in" svg:y="2.4in"><draw:text-box><text:p text:style-name="P71"><text:span text:style-name="T25">Who reviews,</text:span><text:span text:style-name="T25"><text:line-break/></text:span><text:span text:style-name="T25">review follow-up,</text:span></text:p><text:p text:style-name="P71"><text:span text:style-name="T25">asynchronous/</text:span><text:span text:style-name="T25"><text:line-break/></text:span><text:span text:style-name="T25">synchronous review</text:span></text:p></draw:text-box></draw:frame><draw:frame draw:style-name="gr20" draw:text-style-name="P72" svg:width="1.5469in" svg:height="0.9106in" svg:x="0in" svg:y="2.4in"><draw:text-box><text:p text:style-name="P71"><text:span text:style-name="T25">When to review,</text:span><text:span text:style-name="T25"><text:line-break/></text:span><text:span text:style-name="T25">how much to review,</text:span><text:span text:style-name="T25"><text:line-break/></text:span><text:span text:style-name="T25">standards &amp;</text:span><text:span text:style-name="T25"><text:line-break/></text:span><text:span text:style-name="T25">guidelines</text:span></text:p></draw:text-box></draw:frame><draw:frame draw:style-name="gr21" draw:text-style-name="P75" svg:width="1.4114in" svg:height="0.348in" svg:x="0.1055in" svg:y="1.4819in"><draw:text-box><text:p text:style-name="P74"><text:span text:style-name="T25">Authors, reviewers</text:span></text:p></draw:text-box></draw:frame><draw:frame draw:style-name="gr22" draw:text-style-name="P72" draw:id="id17" svg:width="1.2067in" svg:height="0.5358in" svg:x="3.0291in" svg:y="1.3874in"><draw:text-box><text:p text:style-name="P71"><text:span text:style-name="T25">Development</text:span><text:span text:style-name="T25"><text:line-break/></text:span><text:span text:style-name="T25">project</text:span></text:p></draw:text-box></draw:frame><draw:frame draw:style-name="gr23" draw:text-style-name="P72" draw:id="id18" svg:width="1.3386in" svg:height="0.5358in" svg:x="4.5382in" svg:y="1.3874in"><draw:text-box><text:p text:style-name="P71"><text:span text:style-name="T25">Quality code,</text:span></text:p><text:p text:style-name="P71"><text:span text:style-name="T25">skilled developers</text:span></text:p></draw:text-box></draw:frame><draw:connector draw:style-name="gr24" draw:text-style-name="P73" draw:type="line" svg:x1="4.2354in" svg:y1="1.6551in" svg:x2="4.5382in" svg:y2="1.6551in" draw:start-shape="id17" draw:start-glue-point="1" draw:end-shape="id18" draw:end-glue-point="3" svg:d="m6099-1h436"><text:p/></draw:connector><draw:connector draw:style-name="gr25" draw:text-style-name="P73" draw:type="line" svg:x1="3.0236in" svg:y1="1.6555in" svg:x2="0.7728in" svg:y2="2.4055in" draw:start-shape="id19" draw:start-glue-point="8" draw:end-shape="id20" draw:end-glue-point="6" svg:d="m4354 0-3241 1080"><text:p/></draw:connector><draw:connector draw:style-name="gr26" draw:text-style-name="P73" draw:type="line" svg:x1="1.5236in" svg:y1="1.6555in" svg:x2="3.7728in" svg:y2="2.4055in" draw:start-shape="id19" draw:start-glue-point="6" draw:end-shape="id21" draw:end-glue-point="8" svg:d="m2194 0 3239 1080"><text:p/></draw:connector><draw:connector draw:style-name="gr27" draw:text-style-name="P73" draw:type="line" svg:x1="2.2728in" svg:y1="2.4055in" svg:x2="2.2736in" svg:y2="0.9059in" draw:start-shape="id21" draw:start-glue-point="6" draw:end-shape="id19" draw:end-glue-point="4" svg:d="m3273 1080 1-2160"><text:p/></draw:connector></draw:g></text:p>
          <text:p text:style-name="Figure">Figure <text:sequence text:ref-name="refFigure3" text:name="Figure" text:formula="ooow:Figure+1" style:num-format="1">3</text:sequence>: A code review activity system</text:p>
        </draw:text-box>
      </draw:frame>
      <draw:frame draw:style-name="fr4" draw:name="Figure 5" text:anchor-type="page" text:anchor-page-number="58" svg:width="6in" style:rel-width="100%" draw:z-index="6">
        <draw:text-box fo:min-height="0.2in">
          <table:table table:name="Figure5-table" table:style-name="Figure5-table">
            <table:table-column table:style-name="Figure5-table.A"/>
            <table:table-column table:style-name="Figure5-table.B"/>
            <table:table-column table:style-name="Figure5-table.C"/>
            <table:table-header-rows>
              <table:table-row>
                <table:table-cell table:style-name="Figure5-table.A1" office:value-type="string">
                  <text:p text:style-name="P26">Subject</text:p>
                </table:table-cell>
                <table:table-cell table:style-name="Figure5-table.A1" office:value-type="string">
                  <text:p text:style-name="P26">Action</text:p>
                </table:table-cell>
                <table:table-cell table:style-name="Figure5-table.C1" office:value-type="string">
                  <text:p text:style-name="P26">Mediating artifacts</text:p>
                </table:table-cell>
              </table:table-row>
            </table:table-header-rows>
            <table:table-row>
              <table:table-cell table:style-name="Figure5-table.A2" table:number-rows-spanned="8" office:value-type="string">
                <text:p text:style-name="P24">Author</text:p>
              </table:table-cell>
              <table:table-cell table:style-name="Figure5-table.A2" office:value-type="string">
                <text:p text:style-name="P24">Identify appropriate reviewer(s)</text:p>
              </table:table-cell>
              <table:table-cell table:style-name="Figure5-table.C2" office:value-type="string">
                <text:p text:style-name="P24">Past reviews, discussions with other developers, intranet</text:p>
              </table:table-cell>
            </table:table-row>
            <table:table-row>
              <table:covered-table-cell/>
              <table:table-cell table:style-name="Figure5-table.A2" office:value-type="string">
                <text:p text:style-name="P24">Schedule review(s)</text:p>
              </table:table-cell>
              <table:table-cell table:style-name="Figure5-table.C2" office:value-type="string">
                <text:p text:style-name="P24">Email, calender software, discussion</text:p>
              </table:table-cell>
            </table:table-row>
            <table:table-row>
              <table:covered-table-cell/>
              <table:table-cell table:style-name="Figure5-table.A2" office:value-type="string">
                <text:p text:style-name="P24">Notify reviewer(s)</text:p>
              </table:table-cell>
              <table:table-cell table:style-name="Figure5-table.C2" office:value-type="string">
                <text:p text:style-name="P24">Email, instant messenger (IM), discussion</text:p>
              </table:table-cell>
            </table:table-row>
            <table:table-row>
              <table:covered-table-cell/>
              <table:table-cell table:style-name="Figure5-table.A2" office:value-type="string">
                <text:p text:style-name="P24">Describe review scope</text:p>
              </table:table-cell>
              <table:table-cell table:style-name="Figure5-table.C2" office:value-type="string">
                <text:p text:style-name="P24">Email, presentation software, word processing software, white boards, code comments, IDE/text editor, design documentation, unit tests, Web-based review tool, discussion</text:p>
              </table:table-cell>
            </table:table-row>
            <table:table-row>
              <table:covered-table-cell/>
              <table:table-cell table:style-name="Figure5-table.A2" office:value-type="string">
                <text:p text:style-name="P24">Distribute review materials</text:p>
              </table:table-cell>
              <table:table-cell table:style-name="Figure5-table.C2" office:value-type="string">
                <text:p text:style-name="P24">Email, Web-based review tool, paper printouts, white board, IM, version control software (VCS)</text:p>
              </table:table-cell>
            </table:table-row>
            <table:table-row>
              <table:covered-table-cell/>
              <table:table-cell table:style-name="Figure5-table.A2" office:value-type="string">
                <text:p text:style-name="P24">Record suggestions</text:p>
              </table:table-cell>
              <table:table-cell table:style-name="Figure5-table.C2" office:value-type="string">
                <text:p text:style-name="P24">Notepads, IDE/text editor, white board, Web-based review tool</text:p>
              </table:table-cell>
            </table:table-row>
            <table:table-row>
              <table:covered-table-cell/>
              <table:table-cell table:style-name="Figure5-table.A2" office:value-type="string">
                <text:p text:style-name="P24">Implement suggestions</text:p>
              </table:table-cell>
              <table:table-cell table:style-name="Figure5-table.C2" office:value-type="string">
                <text:p text:style-name="P24">IDE/text editor, recorded suggestions</text:p>
              </table:table-cell>
            </table:table-row>
            <table:table-row>
              <table:covered-table-cell/>
              <table:table-cell table:style-name="Figure5-table.A2" office:value-type="string">
                <text:p text:style-name="P24">Follow up after implementation</text:p>
              </table:table-cell>
              <table:table-cell table:style-name="Figure5-table.C2" office:value-type="string">
                <text:p text:style-name="P24">Email, IM, VCS</text:p>
              </table:table-cell>
            </table:table-row>
            <table:table-row>
              <table:table-cell table:style-name="Figure5-table.A2" table:number-rows-spanned="5" office:value-type="string">
                <text:p text:style-name="P24">Reviewer</text:p>
              </table:table-cell>
              <table:table-cell table:style-name="Figure5-table.A2" office:value-type="string">
                <text:p text:style-name="P24">Read supporting materials</text:p>
              </table:table-cell>
              <table:table-cell table:style-name="Figure5-table.C2" office:value-type="string">
                <text:p text:style-name="P24">Email, Web-based review tool, paper printouts, white board, word processing software</text:p>
              </table:table-cell>
            </table:table-row>
            <table:table-row>
              <table:covered-table-cell/>
              <table:table-cell table:style-name="Figure5-table.A2" office:value-type="string">
                <text:p text:style-name="P24">Communicate with author</text:p>
              </table:table-cell>
              <table:table-cell table:style-name="Figure5-table.C2" office:value-type="string">
                <text:p text:style-name="P24">Email, IM, discussion</text:p>
              </table:table-cell>
            </table:table-row>
            <table:table-row>
              <table:covered-table-cell/>
              <table:table-cell table:style-name="Figure5-table.A2" office:value-type="string">
                <text:p text:style-name="P24">Read code</text:p>
              </table:table-cell>
              <table:table-cell table:style-name="Figure5-table.C2" office:value-type="string">
                <text:p text:style-name="P24">Email, IDE/text editor, Web-based review tool, paper printouts, VCS, white board</text:p>
              </table:table-cell>
            </table:table-row>
            <table:table-row>
              <table:covered-table-cell/>
              <table:table-cell table:style-name="Figure5-table.A2" office:value-type="string">
                <text:p text:style-name="P24">Record suggestions</text:p>
              </table:table-cell>
              <table:table-cell table:style-name="Figure5-table.C2" office:value-type="string">
                <text:p text:style-name="P24">Notepads, IDE/text editor, white board, Web-based review tool</text:p>
              </table:table-cell>
            </table:table-row>
            <table:table-row>
              <table:covered-table-cell/>
              <table:table-cell table:style-name="Figure5-table.A2" office:value-type="string">
                <text:p text:style-name="P24">Communicate suggestions to author</text:p>
              </table:table-cell>
              <table:table-cell table:style-name="Figure5-table.C2" office:value-type="string">
                <text:p text:style-name="P24">Email, IM, discussion, Web-based review tool</text:p>
              </table:table-cell>
            </table:table-row>
          </table:table>
          <text:p text:style-name="Figure">Figure <text:sequence text:ref-name="refFigure4" text:name="Figure" text:formula="ooow:Figure+1" style:num-format="1">5</text:sequence>: Mediation of code review actions by artifacts</text:p>
        </draw:text-box>
      </draw:frame>
      <text:p text:style-name="P27">Interaction Design and Activity Theory: Designing for Social Code Review</text:p>
      <text:p text:style-name="P13">by</text:p>
      <text:p text:style-name="P3">Randy Souza</text:p>
      <text:p text:style-name="P3">December 2010</text:p>
      <text:p text:style-name="P13">Presented to the</text:p>
      <text:p text:style-name="P3">School of Information Arts and Technologies</text:p>
      <text:p text:style-name="P3">University of Baltimore</text:p>
      <text:p text:style-name="P13">In Partial Fulfillment</text:p>
      <text:p text:style-name="P3">of the Requirements for the Degree</text:p>
      <text:p text:style-name="P3">Master of Science</text:p>
      <text:p text:style-name="P13">Approved by:<text:tab/><text:span text:style-name="T4"><text:tab/><text:tab/><text:tab/><text:tab/><text:tab/><text:tab/></text:span></text:p>
      <text:p text:style-name="P5"><text:tab/><text:tab/>Kathryn Summers, IDIA Program Director</text:p>
      <text:p text:style-name="P28">Abstract</text:p>
      <text:p text:style-name="P7">This thesis applies activity theory to interaction design of a code review tool. The purpose of this project was two-fold: To understand the practice of code review, and to gain insight into the value of activity theory as a framework for interaction design. Decades of research have shown that code reviews are a valuable software engineering tool. But recent studies suggests that many software development organizations do not use code reviews to their full potential. While code review is often acknowledged as a social practice, few studies address the social, cultural, and historical context that affects programmers as they conduct reviews. This paper uses activity theory to analyze these contextual factors within a department in a commercial software development organization. Code review practice is found to be informal, highly situated, and multi-motivated. Based on these findings, interaction designs are proposed for a Web-based tool that supports collaborative construction, execution, and resolution of code reviews.</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0">Table of Contents</text:p>
          </text:index-title>
          <text:p text:style-name="P63">Introduction<text:tab/>1</text:p>
          <text:p text:style-name="P63">Literature Review<text:tab/>3</text:p>
          <text:p text:style-name="P62">Software Inspection<text:tab/>3</text:p>
          <text:p text:style-name="P61">Benefits of code review.<text:tab/>4</text:p>
          <text:p text:style-name="P61">Limitations of code review.<text:tab/>6</text:p>
          <text:p text:style-name="P61">Evolution of the code review process.<text:tab/>8</text:p>
          <text:p text:style-name="P61">The impact of developer skill on code review.<text:tab/>12</text:p>
          <text:p text:style-name="P61">Code reading techniques.<text:tab/>14</text:p>
          <text:p text:style-name="P61">Code review tools.<text:tab/>18</text:p>
          <text:p text:style-name="P61">Summary.<text:tab/>23</text:p>
          <text:p text:style-name="P62">Human-Computer Interaction and the Challenge of Context<text:tab/>23</text:p>
          <text:p text:style-name="P61">From human factors to human actors.<text:tab/>23</text:p>
          <text:p text:style-name="P61">From usability to user experience.<text:tab/>25</text:p>
          <text:p text:style-name="P61">From human-centered design to activity-centered design.<text:tab/>26</text:p>
          <text:p text:style-name="P62">Activity Theory and Interaction Design<text:tab/>27</text:p>
          <text:p text:style-name="P61">Principles of activity theory.<text:tab/>28</text:p>
          <text:p text:style-name="P61">Collective activity and activity systems.<text:tab/>33</text:p>
          <text:p text:style-name="P61">The role of theory in interaction design.<text:tab/>34</text:p>
          <text:p text:style-name="P61">HCI applications of activity theory.<text:tab/>35</text:p>
          <text:p text:style-name="P61">Reevaluation of code review research in an activity theory context.<text:tab/>40</text:p>
          <text:p text:style-name="P63">Research Project<text:tab/>43</text:p>
          <text:p text:style-name="P62">Background<text:tab/>43</text:p>
          <text:p text:style-name="P61">Setting.<text:tab/>43</text:p>
          <text:p text:style-name="P62">Design Research<text:tab/>44</text:p>
          <text:p text:style-name="P61">Methodology.<text:tab/>45</text:p>
          <text:p text:style-name="P61">Results.<text:tab/>47</text:p>
          <text:p text:style-name="P61">Implications.<text:tab/>56</text:p>
          <text:p text:style-name="P62">Interaction Design<text:tab/>57</text:p>
          <text:p text:style-name="P61">Collaboration.<text:tab/>57</text:p>
          <text:p text:style-name="P61">Diffs.<text:tab/>57</text:p>
          <text:p text:style-name="P61">Tool integration.<text:tab/>57</text:p>
          <text:p text:style-name="P61">Historicity.<text:tab/>57</text:p>
          <text:p text:style-name="P61">Development.<text:tab/>58</text:p>
          <text:p text:style-name="P62">Implementation.<text:tab/>58</text:p>
          <text:p text:style-name="P61">Architecture.<text:tab/>58</text:p>
          <text:p text:style-name="P62">Discussion<text:tab/>58</text:p>
          <text:p text:style-name="P63">References<text:tab/>59</text:p>
          <text:p text:style-name="P63">Appendix 1: The activity checklist (design version)<text:tab/>70</text:p>
          <text:p text:style-name="P63">Appendix 2: Interview guide<text:tab/>72</text:p>
        </text:index-body>
      </text:table-of-content>
      <text:p text:style-name="P6"/>
      <text:table-index text:style-name="Sect2" text:protected="true" text:name="Index of Tables1">
        <text:table-index-source text:caption-sequence-name="Figure" text:caption-sequence-format="text">
          <text:index-title-template text:style-name="TOC_20_Heading">Table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0">Table of Figures</text:p>
          </text:index-title>
          <text:p text:style-name="P65">Figure 1: The hierarchical structure of activity<text:tab/>29</text:p>
          <text:p text:style-name="P65">Figure 2: Engeström’s model of the activity system<text:tab/>32</text:p>
          <text:p text:style-name="P65">Figure 3: A code review activity system<text:tab/>48</text:p>
          <text:p text:style-name="P65">Figure 4: Code review goals and actions<text:tab/>49</text:p>
          <text:p text:style-name="P65">Figure 5: Mediation of code review actions by artifacts<text:tab/>54</text:p>
        </text:index-body>
      </text:table-index>
      <text:p text:style-name="P6"/>
      <text:h text:style-name="P52" text:outline-level="1">Introduction</text:h>
      <text:p text:style-name="P25">“Reviews are about the people reviewing” (Karlsson, 2010, p. 29).</text:p>
      <text:p text:style-name="Text_20_body">The practice of code review<text:note text:id="ftn1" text:note-class="footnote"><text:note-citation>1</text:note-citation><text:note-body><text:p text:style-name="Footnote">While code review is most often categorized as a subset of software inspection, this paper uses the terms interchangeably to mean the review of software source code by one or more programmers other than the original author of the code..</text:p></text:note-body></text:note> in software development has been actively studied since the mid-1970s. Researchers and practitioners extoll code review as a driver of software quality and methodological rigor. Reports have scrutinized the management and conduct of reviews, prescribing detailed procedures and suggesting varied techniques. But, as Matthias Karlsson succinctly concludes in the epigraph above, code reviews succeed or fail based on the activities of the programmers who write and review code. Supporting code review requires understanding and supporting a development team’s collective goals and actions. Interaction design provides a useful perspective on this effort: Studying human activity in order to create or improve products that support communication, socialization, and work is one of the central components of interaction design (Sharp, Rogers, &amp; Preece, 2007).</text:p>
      <text:p text:style-name="Text_20_body">This project originated in the author’s personal experience as a programmer struggling to integrate code review into regular practice. Reviews involved varied artifacts, including email, face-to-face communication, version control, and a very simple Web-based review tool, none of which truly fit the task at hand. Coordinating and tracking review activity was a manual process based on uncertain social cues—for example, how long was it appropriate to wait for a reviewer to provide feedback before following up? This work began as a response to these challenges, with three goals:</text:p>
      <text:list xml:id="list1304989234" text:style-name="L1">
        <text:list-item>
          <text:list>
            <text:list-item>
              <text:list>
                <text:list-item>
                  <text:p text:style-name="P46">To better understand code review practice;</text:p>
                </text:list-item>
                <text:list-item>
                  <text:p text:style-name="P46"><text:soft-page-break/>To design an improved code review tool;</text:p>
                </text:list-item>
                <text:list-item>
                  <text:p text:style-name="P46">To investigate activity theory as a design tool.</text:p>
                </text:list-item>
              </text:list>
            </text:list-item>
          </text:list>
        </text:list-item>
      </text:list>
      <text:p text:style-name="Text_20_body">This paper begins with a literature review surveying code review research. Studies that highlight programmer practices are given special attention. After covering the evolution and application of code review, an interaction design perspective is applied to existing code review research. The emergence and growth of interaction design has led some researchers to search for a theoretical foundation. The second half of the literature review investigates one interaction design perspective—activity theory. No studies applying activity theory to code review practice were found, so the literature review concludes with hypothetical applications of activity theory to some key concepts uncovered in code review research.</text:p>
      <text:p text:style-name="Text_20_body">The second section of this report describes a research project conducted to study the real-world use of code review and artifacts that mediate code review. Contextual interviews structured on insights from the literature review were conducted with nine developers. Data from these interviews were analyzed using models from activity theory, leading to a set of implications for designs meant to support code review.</text:p>
      <text:p text:style-name="Text_20_body">This thesis concludes with discussion of interaction design concepts based on these implications. The design suggests an architectural approach based on flexibility and emergent integration. User interface components are oriented toward communication, coordination, and shared learning. Context is a pervasive design concept, both for code authors, who must provide reviewers enough context to focus the review, and for reviewers, who must navigate through a review and its supporting material.</text:p>
      <text:h text:style-name="P53" text:outline-level="1">Literature Review</text:h>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6">formal</text:span><text:span text:style-name="T8">, </text:span><text:span text:style-name="T6">efficient</text:span><text:span text:style-name="T8">, and </text:span><text:span text:style-name="T6">economical</text:span><text:span text:style-name="T8">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code review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text:soft-page-break/>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text:soft-page-break/>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text:soft-page-break/>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pply industrial code review.</text:span></text:p>
      <text:h text:style-name="P58" text:outline-level="3">Limitations of code review.</text:h>
      <text:p text:style-name="P20">Despite near-universal acknowledgment that code review is valuable, development teams reported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text:soft-page-break/>expertise, and an unclear relationship between reviews and day-to-day work responsibilities. Rombach et al. (2008) found that even among organizations that had adopted software inspection,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pan text:style-name="T8">reviews, Iisakka and Tervonen (2001) described social loafing in industry: Authors were frustrated when reviewers did not prepare adequately and reviewers were frustrated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20"><text:soft-page-break/>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642791279" text:style-name="L2">
        <text:list-item>
          <text:p text:style-name="P47">Integration of inspection and development processes to connect reviews with day-to-day work;</text:p>
        </text:list-item>
        <text:list-item>
          <text:p text:style-name="P47">Asynchronous review in place of formal meetings to reduce waste associated with meetings and allow more frequent reviews;</text:p>
        </text:list-item>
        <text:list-item>
          <text:p text:style-name="P47">Emphasizing learning over defect detection to build programmer skills and preclude repeat defects;</text:p>
        </text:list-item>
        <text:list-item>
          <text:p text:style-name="P47">Creation of organization-wide review knowledge bases to streamline inspection;</text:p>
        </text:list-item>
        <text:list-item>
          <text:p text:style-name="P47">Outsourcing review to consultants who teach the development team best practices;</text:p>
        </text:list-item>
        <text:list-item>
          <text:p text:style-name="P47">Computer mediation to reduce overhead and support analysis and reflection;</text:p>
        </text:list-item>
        <text:list-item>
          <text:p text:style-name="P47">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oft-page-break/>than others (Porter, Siy, Mockus, &amp; Votta, 1998).</text:p>
      <text:p text:style-name="Text_20_body">Fagan (1976; 1986) described six stages for any review.</text:p>
      <text:list xml:id="list180806012" text:continue-list="list642791279" text:style-name="L2">
        <text:list-item text:start-value="1">
          <text:p text:style-name="P48">During the planning stage the code author collected the material to be reviewed, ensured that the material was ready to inspect, selected participants, and determined a location and time for the review (Fagan, 1976).</text:p>
        </text:list-item>
        <text:list-item>
          <text:p text:style-name="P48">In the overview stage the author assigned roles, shared the goals of the inspection, and identified the portions of the material under review (Fagan, 1976).</text:p>
        </text:list-item>
        <text:list-item>
          <text:p text:style-name="P48">During the preparation stage reviewers read the material to become familiar with the code, but were discouraged from looking for defects (Fagan, 1976).</text:p>
        </text:list-item>
        <text:list-item>
          <text:p text:style-name="P48">During the inspection stage the team held a face-to-face meeting to step through the code, identify defects, and classify defects by type and severity (Fagan, 1976). Fagan (1986) cautioned against determining solutions during this meeting.</text:p>
        </text:list-item>
        <text:list-item>
          <text:p text:style-name="P48">In the rework stage, the code author evaluated the list of defects and made repairs (Fagan, 1976).</text:p>
        </text:list-item>
        <text:list-item>
          <text:p text:style-name="P48">Finally, during the follow up stage, the author verified the rework with the original review team (Fagan, 1976).</text:p>
        </text:list-item>
      </text:list>
      <text:p text:style-name="P7"><text:span text:style-name="T8">Subsequent research on the code review process included most or all of </text:span>Fagan’s stages, but generalized them int<text:span text:style-name="T8">o preparation (Fagan’s planning through preparation stages), collection (Fagan’s inspection stage), and repair (Fagan’s rework and follow up stages) (Porter, Siy, Mockus, &amp; Votta, 1998). Sauer, Ross, Land, and Yetton (2000) refined the common code review process, suggesting a discovery stage conducted by multiple independent expert reviewers, a collection stage conducted by only the author, and a discrimination stage conducted by an expert pair of reviewers. Defects were identified in </text:span><text:soft-page-break/><text:span text:style-name="T8">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8">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8"> </text:span>Fagan (1986) called the moderator the most critical role, and characterized the ideal moderator as a player-coach throughout the inspection process. 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20">Sauer, Ross, Land, and Yetton (2000) applied the behavioral theory of group <text:soft-page-break/>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8">Perpich, Perry, Porter, Votta, and Wade (1997) also recommended asynchronous reviews to ameliorate schedule bottlenecks, which were found to be worse in large teams and </text:span><text:span text:style-name="T8">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text:span><text:soft-page-break/><text:span text:style-name="T8">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58" text:outline-level="3">The impact of developer skill on code review.</text:h>
      <text:p text:style-name="Text_20_body"><text:span text:style-name="T8">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pan text:style-name="T8">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text:span><text:soft-page-break/><text:span text:style-name="T8">used in the review, and the effort expended by the developer. Similarly, Uwano, Monden, and Matsumoto (2008) found that code review ability did not correlate with design review ability, and vice versa.</text:span></text:p>
      <text:p text:style-name="P20">Despite the rich collection of literature studying code review, sociological aspects such as programmer learning and development have received little attention (Iisakka &amp; Tervonen, 2001). In an investigation of qualitative aspects of code review, Kelly and Shepard (2002) reported that “observations suggest that the success of inspections, both traditional and non-traditional, is influenced strongly by soft issues” (p. 7). According to Kelly and Shepard (2002),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2137102991" text:style-name="L3">
        <text:list-item>
          <text:p text:style-name="P49">Specify the goals of the inspection, defining terms and indicating what is being reviewed and what type of feedback is desired.</text:p>
        </text:list-item>
        <text:list-item>
          <text:p text:style-name="P49">Identify tradeoffs in reviewer skills, such as domain expertise versus implementation language expertise.</text:p>
        </text:list-item>
        <text:list-item>
          <text:p text:style-name="P49">Clean up the product to be inspected. Automated tools may fix style issues that can distract reviewers from functional defects.</text:p>
        </text:list-item>
        <text:list-item>
          <text:p text:style-name="P49">Use a structured inspection technique.</text:p>
        </text:list-item>
        <text:list-item>
          <text:p text:style-name="P49">Build a process based on inspections. The infrastructure available must identify goals, timing, and participants for an inspection.</text:p>
        </text:list-item>
        <text:list-item>
          <text:p text:style-name="P49">Give inspectors responsibility and authority. Make the author available to <text:soft-page-break/>reviewers. Divide code among reviewers to foster a sense of ownership.</text:p>
        </text:list-item>
        <text:list-item>
          <text:p text:style-name="P49">Ensure that inspectors have the time to inspect. Schedules must accommodate inspections.</text:p>
        </text:list-item>
        <text:list-item>
          <text:p text:style-name="P49">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understood that code reading is effective and that the reader used a sufficiently </text:span><text:span text:style-name="T8">well-defined reading technique.</text:span></text:p>
      <text:p text:style-name="P20">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text:soft-page-break/>skipped or shortened the scan period, and started looking for defects right away (Uwano, Nakamura, Monden, &amp; Matsumoto, 2006).</text:p>
      <text:p text:style-name="P20">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20">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ed adequate context, as they could only be based on past projects and could not help programmers understand current code.</text:p>
      <text:p text:style-name="P20">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text:soft-page-break/>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20">Scenario-based reading was introduced as a meta-technique that applied different reading techniques to different project scenarios (Basili, 1997). A reading technique could be selected by assessing the project across dimensions including:</text:p>
      <text:list xml:id="list1836447397" text:style-name="L4">
        <text:list-item>
          <text:p text:style-name="P50">The goals of the review, for example, to find bugs, to understand performance, or to evaluate maintainability;</text:p>
        </text:list-item>
        <text:list-item>
          <text:p text:style-name="P50">The context of the review, for example, the project phase or the availability of certain inspectors;</text:p>
        </text:list-item>
        <text:list-item>
          <text:p text:style-name="P50">The type of input under review, for example, code, requirements, or tests;</text:p>
        </text:list-item>
        <text:list-item>
          <text:p text:style-name="P50">The type of output desired;</text:p>
        </text:list-item>
        <text:list-item>
          <text:p text:style-name="P50">The degree of rigor required;</text:p>
        </text:list-item>
        <text:list-item>
          <text:p text:style-name="P50">The perspective of the reviewer;</text:p>
        </text:list-item>
        <text:list-item>
          <text:p text:style-name="P50">Qualities of the product, for example, the age of the code or level of test coverage;</text:p>
        </text:list-item>
        <text:list-item>
          <text:p text:style-name="P50">Qualities of the overall process, such as reviewer training (Basili, 1997).</text:p>
        </text:list-item>
      </text:list>
      <text:p text:style-name="P20">Scenario-based reading suggested that there was no single definition of quality (Basili, 1997). This position was adopted separately by Basili et al. (1996) and Laitenberger and DeBaud (2001) in discussions of perspective-based reading. <text:soft-page-break/>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overlap another reader’s findings (Denger &amp; Shull, 2007). However, perspective-based reading required larger review teams to ensure adequate coverage (Basili et al., 1996).</text:p>
      <text:p text:style-name="P20">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20">Pair programming has been classified as a reading technique, in the sense that it is a real-time review of newly-written code (Williams &amp; Kessler, 2000). Evaluations of pair programming have shown benefits similar to code review—higher efficiency and higher <text:soft-page-break/>quality (Williams &amp; Kessler, 2000). The real-time code review provided by the observer on a pair programming team was classified by Williams and Kessler (2000) as one of the key elements in the success of pair programming.</text:p>
      <text:h text:style-name="P58" text:outline-level="3">Code review tools.</text:h>
      <text:p text:style-name="P20">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20">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Brothers, Sembugamoorthy, and Muller (1990) reported that programmers altered their review practice by using ICICLE’s static analysis feature to refine code before submitting it for review.</text:p>
      <text:p text:style-name="P20"><text:soft-page-break/>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artifacts: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pan text:style-name="T8">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ext:span><text:soft-page-break/><text:span text:style-name="T8">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is feature was found to be cumbersome and unnecessary (Stein, Riedl, Harner, &amp; Mashayekhi, 1997). Stein, Riedl, Harner, and Mashayekhi (1997) found that the extended time frame provided by AISA reviews led to </text:span><text:span text:style-name="T8">deeper comments between participants, including rebuttals, examples, and citations.</text:span></text:p>
      <text:p text:style-name="P20">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text:soft-page-break/>Laitenberger and Dreyer (1998) evaluated WIPS with a questionnaire that assessed ease of use and usefulness; reviewers found WIPS easy to use and preferable to paper forms.</text:p>
      <text:p text:style-name="P20">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20">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text:soft-page-break/>visualizations to defect lists generated by human code reviews, they also did not provide any evidence that this would be challenging.</text:p>
      <text:p text:style-name="P20">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20">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1276528112" text:continue-numbering="true" text:style-name="L4">
        <text:list-item>
          <text:p text:style-name="P50">Inspection of multiple artifact formats, including text and graphics, stored in multiple repository types, including file systems and source code control;</text:p>
        </text:list-item>
        <text:list-item>
          <text:p text:style-name="P50">Asynchronous or synchronous process, including integration with project management tools;</text:p>
        </text:list-item>
        <text:list-item>
          <text:p text:style-name="P50">Multifaceted results, including the severity, type, and resolution of defects (Hedberg, 2004).</text:p>
        </text:list-item>
      </text:list>
      <text:h text:style-name="P58" text:outline-level="3"><text:soft-page-break/>Summary.</text:h>
      <text:p text:style-name="P20">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59" text:outline-level="2">Human-Computer Interaction and the Challenge of Context</text:h>
      <text:p text:style-name="P20">Exploration of social, behavioral, and contextual issues in technology design is an ongoing theme in human-computer interaction (HCI) research. HCI research engaging the challenge of context in technology design and use emerged in three cycles: From human factors to human actors, from usability to user experience, and from user-centered design to activity-centered design.</text:p>
      <text:h text:style-name="P58" text:outline-level="3">From human factors to human actors.</text:h>
      <text:p text:style-name="P20">This section takes its title from Bannon’s (1991) widely-cited article, which criticized the then-dominant information processing model of HCI. HCI research evolved <text:soft-page-break/>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20">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21">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criticized the information processing model for de-emphasizing the role of context—motivation, community, and setting—in favor of time consuming and costly laboratory studies.</text:p>
      <text:p text:style-name="P21">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58"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pan text:style-name="T8">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text:span><text:soft-page-break/><text:span text:style-name="T8">created design tools like contextual inquiry and user models (Carroll, 1997).</text:span></text:p>
      <text:p text:style-name="P20">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20">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6">for </text:span>an experience’, that is, to take experiential aspects into account while designing, without being able to guarantee a particular experience” (p. 95).</text:p>
      <text:h text:style-name="P58" text:outline-level="3">From human-centered design to activity-centered design.</text:h>
      <text:p text:style-name="P20">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text:soft-page-break/>(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59" text:outline-level="2">Activity Theory and Interaction Design</text:h>
      <text:p text:style-name="P20">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20">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text:soft-page-break/>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pan text:style-name="T8">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pan text:style-name="T8">Leontiev introduced the idea of object-oriented activity as a way to explain motivation: </text:span><text:soft-page-break/><text:span text:style-name="T8">“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8">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text:span><text:soft-page-break/><text:span text:style-name="T8">(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8">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pan text:style-name="T8">(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text:span><text:soft-page-break/><text:span text:style-name="T8">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P20">Just as activities were composed of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8">The creators of activity theory used the concepts of internationalization and externalization of activity to describe human development (Kaptelinin &amp; Nardi, 2006). Transformations between levels of activity represented one type of development </text:span><text:span text:style-name="T8">(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text:span><text:soft-page-break/><text:span text:style-name="T8">and finally was able to perform the activity individually. B</text:span><text:span text:style-name="T2">é</text:span><text:span text:style-name="T8">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8">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20">Historicity was presented as an important but under-researched corollary to activity theory’s investigation of human development through internalization and externalization (Nardi, 2007). Engeström (1999) suggested that researchers identify <text:soft-page-break/>historical cycles of an activity to understand the evolution of mediating artifacts around the activity. Quek and Shah (2004) saw the elicitation of historical activity as a strength of activity theory when applied to information systems development.</text:p>
      <text:h text:style-name="P58" text:outline-level="3">Collective activity and activity systems.</text:h>
      <text:p text:style-name="P20">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without a collective dimension the true motive of activity could be masked:</text:p>
      <text:p text:style-name="P22">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7"><text:span text:style-name="T8">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pan text:style-name="T8">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text:span><text:soft-page-break/><text:span text:style-name="T8">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elegant software code.</text:span></text:p>
      <text:h text:style-name="P58" text:outline-level="3">The role of theory in interaction design.</text:h>
      <text:p text:style-name="P20">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ext:soft-page-break/>that.” (p. 171). Kuutti (1999) suggested activity theory as a new conceptual tool, mapping activity theory concepts to new research problems in IS and HCI.</text:p>
      <text:p text:style-name="P20">Halverson (2002) described four roles that theory may play in HCI research:</text:p>
      <text:list xml:id="list879802536" text:continue-numbering="true" text:style-name="L4">
        <text:list-item>
          <text:p text:style-name="P50">In an applicable role theory informs and guides design decisions;</text:p>
        </text:list-item>
        <text:list-item>
          <text:p text:style-name="P50">In an inferential role theory helps make inferences and predictions;</text:p>
        </text:list-item>
        <text:list-item>
          <text:p text:style-name="P50">In a rhetorical role theory provides a structure for naming things and mapping names to the real word;</text:p>
        </text:list-item>
        <text:list-item>
          <text:p text:style-name="P50">In a descriptive role theory provides a conceptual framework for describing and making sense of the world.</text:p>
          <text:p text:style-name="P51">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investigated activity theory in an applicable role, through, as Winograd (2006) argued, theories have great value in shaping the understanding that a designer brings to a problem. Norman (2005, 2006) pointed out the importance of these applicable theories, arguing that organizations with strong design teams but not theoretical grounding continue to ship poorly-designed products. Norman (2005) called for a new approach to design based upon a shift in designers’ theoretical bias from people to activities.</text:p>
        </text:list-item>
      </text:list>
      <text:h text:style-name="P58" text:outline-level="3">HCI applications of activity theory.</text:h>
      <text:p text:style-name="Text_20_body"><text:span text:style-name="T8">Kuutti (1996) explored contributions that activity theory could make to HCI. First, activity theory showed that supporting work practices was more important than improving usability—people would adapt to bad UI design but would reject applications </text:span><text:soft-page-break/><text:span text:style-name="T8">that did not allow them to satisfy their goals and motives (Kuutti, 1996). This argument was reiterated by Norman (2006), who tweaked his own epigraph from </text:span><text:span text:style-name="T6">Things that Make Us Smart</text:span><text:span text:style-name="T8"> (</text:span><text:span text:style-name="T6">“</text:span><text:span text:style-name="T8">People Propose, Science Studies, Technology Conforms”, Norman, 1993, p.253)–stating “[n]one of this tools adapt to the people nonsense—people adapt to the tools” (p.15). Kuutti (1996) suggested that activity theory provided a social context for understanding HCI beyond individuals, a perspective that incorporated change and development over time, and ways to understand activity at technical, conceptual, and contextual levels.</text:span></text:p>
      <text:p text:style-name="P20">Quek and Shah (2004) surveyed five activity-theory-based information system development methodologies. The majority of these methods focused on early stages of the development process, including domain analysis and requirements elicitation, and none covered the entire development life cycle (Quek &amp; Shah, 2004). Multiple studies used activity theory principles like mediation and the hierarchical structure of activity to classify research data (Quek &amp; Shah, 2004). Others used models based on activity theory, primarily Engeström’s model of the activity system, to structure research results (Quek &amp; Shah, 2004). Quek and Shah (2004) criticized the research for failing to apply all of the principles of activity theory, and for providing minimal validation of the development methodologies. In Wilson’s (2006) review of information systems studies and implementations, activity theory provided a deep understanding of the information needs and uses driving development projects.</text:p>
      <text:p text:style-name="P20">Kaptelinin, Nardi, and Macaulay (1999) stated “[w]e see [activity theory’s] main potential in supporting researchers and designers in their own search for solutions, in particular, by helping them to ask meaningful questions” (p. 32). Kaptelinin, Nardi, and <text:soft-page-break/>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8">Barthelmess and Anderson (2002) applied activity theory to design of a software development environment. Activity theory was chosen as a way to contrast the personal nature of programming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pan text:style-name="T8">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text:span><text:soft-page-break/><text:span text:style-name="T8">using an interpretive flexibility framework, developers can understand stakeholders’ various goals and apparent inconsistencies” (p. 28).</text:span></text:p>
      <text:p text:style-name="P20">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8">B</text:span><text:span text:style-name="T2">æ</text:span><text:span text:style-name="T8">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8">rentsen and Trettvik (2002) contended that these misunderstandings came from a conceptual framework that separated cognition from the physical and social world—in Gibson’s </text:span><text:span text:style-name="T8">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text:soft-page-break/>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highlighting focus shifts and breakdowns. For each video, Bødker (1996) identified the purpose of the activity and its associated actions, the objects of each activity, and switches between objects. When a shift occurred, Bødker (1996) looked for breakdowns <text:soft-page-break/>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organizations, including code review teams, project teams, development departments, and corporations. A central concern of activity theory is linking historical activity with social structure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text:soft-page-break/>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version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text:soft-page-break/>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Vygotsky (1978) used the zone of proximal development to help explain the social nature of learning and development. A person inside the zone of proximal development learns more quickly by using other people as sources of knowledge (Vygotsky, 1978). Johnson (1998) recommended that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54" text:outline-level="1">Research Project</text:h>
      <text:h text:style-name="Heading_20_2" text:outline-level="2">Background</text:h>
      <text:p text:style-name="Text_20_body">The literature reviewed above suggests that code review is a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s an ongoing subject of HCI research. Activity theory has potential as an orienting theory for HCI design. The central principles of activity theory have been applied as evaluation tools and as a framework for requirements analysis. Few studies applied activity theory late in the interaction design process, as requirements we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house bug tracking system, and a commercial version control system. Developers use a heterogeneous collection of development environments.</text:p>
      <text:p text:style-name="Text_20_body">Code review is only mandatory for bug fixes made in the period between code freeze and a release of new software. In these cases, developers must have another developer certify that the code was reviewed by adding an annotation to the relevant bug report. The development organization has not adopted any processes or tools for software inspection. However, in 2008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8 and 2010. The original developers make occasional bug fixes and enhancements.</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Kaptelinin, Nardi, and Macaulay’s (1999) activity checklist as an organizational aid; <text:soft-page-break/>those findings helped model a code review activity system (Engeström, 1999).</text:p>
      <text:h text:style-name="Heading_20_3" text:outline-level="3">Methodology.</text:h>
      <text:p text:style-name="Text_20_body">The research method used in this project is similar to the process employed by Collins, Shukla, and Redmiles (2002) to define requirements for a customer support knowledge authoring tool. Collins, Shukla, and Redmiles (2002) conducted a series of interviews and applied activity theory models to analyze the data.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project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master/apprentice model, with the researcher acting as an apprentice to the interview participant (Beyer &amp; Holtzblatt, 1998). This shares a conceptual foundation with ethnomethodology, which suggests that because social order is an ongoing creation of all participants in an activity, investigators should employ the same sense-making actions as research participants (Goguen &amp; Linde, 1993).</text:p>
      <text:p text:style-name="Text_20_body">A contextual interview is based on four principles: context, partnership, interpretation, and focus (Beyer &amp; Holtzblatt, 1998). Context is established by going to where the participant works and observing situated behavior (Beyer &amp; Holtzblatt, 1998). Direct observation of real work allows researchers to identify unconscious operations associated with their actions, and removes the burden on the interviewee to try to remember all elements of an activity (Beyer &amp; Holtzblatt, 1998). As Goguen and Linde <text:soft-page-break/>(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are hypotheses about the facts with participants and incorporate any corrections or elaborations (Beyer &amp; Holtzblatt, 1998). Finally, the principle of focus encourages the interviewer to define a point-of-view, set deliberate goals for the interview, and enter an interview assuming that everything the participant does will be unique (Beyer &amp; Holtzblatt, 1998).</text:p>
      <text:p text:style-name="Text_20_body">Kaptelinin, Nardi, and Macaulay’s (1999) activity checklist was used to analyze contextual interview data. The activity checklist was designed for use with ethnographically-inspired research techniques like contextual inquiry as a “guide to the specific areas to which a researcher or practitioner should be paying attention when trying to understand the context in which a tool will be or is used” (Kaptelinin, Nardi, &amp; Macaulay, 1999, p. 28). Kaptelinin, Nardi, and Macaulay (1999) provided two versions of the activity checklist, one for evaluation of existing systems and one for design of new systems. The design version of the checklist was used in this project and is included as Appendix 1. Each version of the checklist provides a set of contextual factors grouped into activity-theoretic “perspectives” of means/ends, environment, learning/cognition/articulation, and development (Kaptelinin, Nardi, &amp; Macaulay, 1999). <text:soft-page-break/>This project used the activity checklist before conducting contextual interviews to ensure that the interview plan addressed issues of learning, development, and historicity. The activity checklist was then used to identify gaps in interview data and to prioritize interface design concepts.</text:p>
      <text:h text:style-name="Heading_20_3" text:outline-level="3">Results.</text:h>
      <text:p text:style-name="Text_20_body">Over the course of two weeks interviews were conducted with nine developers across seven teams. Interviews lasted between 30 and 60 minutes, and were recorded in notes taken by the interviewer. Interviews followed the structure for a contextual interview found in Beyer and Holtzblatt (1998). An interview guide was used to ensure discussion of critical topics (Appendix 2).</text:p>
      <text:p text:style-name="Text_20_body">Analysis of the interviews revealed a collective activity system surrounding code review (Figure 3). The subject is a group of collaborating developers who act alternatively as code review authors or reviewers. The collective object of their activity is an evolving software system. Broader activity oriented at the same software system may include creating enhancements or maintaining and fixing existing code. The projected outcomes suggests that code review activity in this department is polymotivated. Most developers were motivated by improving software quality: “[T]he point is that everyone is trying to make the system better.” This objective motivates activity over time. A participant expressed that “part of efficiency is getting it right, and we <text:span text:style-name="T6">always </text:span><text:span text:style-name="T8">find something not right in a code review. Even if it only improves marginally, that reduces your technical debt.” Echoing conclusions drawn by Johnson (1998), Trytten (2005), and Tyran and George (2002), multiple participants were motivated by learning opportunities that code review presented. A participant described how educational benefits accrued for </text:span><text:soft-page-break/><text:span text:style-name="T8">her entire team: “We try to keep the format of our reviews predictable because there’s a cross-training element. The other two people on my team are learning the technology, so it helps to have the time to go through each review item as needed.” Another developer tailored his approach as a reviewer based on the opportunity to teach: “If the author has less experience I’ll focus less on patterns and more on syntax. If I can read the code beforehand I can go into the review knowing whether I want to focus more on the quality of the code versus the quality of the developer.”</text:span></text:p>
      <text:p text:style-name="Text_20_body"><text:span text:style-name="T8">Activity theory suggests that activity may be analyzed at the level of actions—conscious, goal-directed hierarchies of processes that are enacted to achieve the object (Kaptelinin &amp; Nardi, 2006). Code review in the department is summarized as sequences of actions in Figure 4. Lightning symbols </text:span><text:span text:style-name="T9">(☇) </text:span><text:span text:style-name="T8">in Figure 4 represent contradictions identified by interviewees. Code review authors expressed tension between recruiting the most qualified reviewers versus reviewers who were immediately available. Many teams </text:span><text:soft-page-break/><text:span text:style-name="T8">used “over-the-shoulder” reviews, calling in a fellow developer as needed. This breaks down when the reviewer is busy or out of the office. A participant reported difficulty </text:span><text:span text:style-name="T8">using the Web-based code review tool because there was no way to set a deadline for reviewers, and no way to receive notification when reviewers added suggestions. Authors </text:span><text:soft-page-break/><text:span text:style-name="T8">sometimes ignored or deferred suggestions, indicating breakdown moving from the act of recording suggestions to implementing those recommendations: “Sometimes I pick the </text:span><text:span text:style-name="T8">low-hanging fruit, skip some suggestions that might take hours of refactoring that we don’t have time budgeted for.” Multiple code reviewers complained that authors did not provide sufficient context to understand the goals of the review. In some cases the author failed to relay the purpose of the code—what it was meant to do and why. In other cases the author did not provide enough supporting material, such as use cases and unit tests: “I always have to ask other authors for background material.”</text:span></text:p>
      <text:p text:style-name="P20">Asynchronous review introduced contradictions in developers’ actions. Authors worried that the distributed nature of asynchronous review would lead to social loafing because “there’s no way to guarantee a thorough review, if there are other people reviewing you may not flag everything.” This led some participants to complain that asynchronous reviews provided less feedback than expected. However, one developer saw this as an advantage: “You can use the shotgun approach, send a review out to four people and if only two reply that’s OK.”</text:p>
      <text:p text:style-name="Text_20_body"><text:span text:style-name="T8">Engeström (1999) suggested that activity has its social basis in the wider community surrounding subjects’ actions. In the department studied, community was defined by development teams and by technology expertise. </text:span>Developers most often reviewed code with members of their own team. Review within the team was seen as the most practical approach because team members were likely to be nearby and familiar with the components under review. Team-based review also supported development of mediating artifacts and social relationships. One participant stated that “having code review as part of the team process helps maintain standards and strengthens traditions <text:soft-page-break/>that other developers keep.” Expertise also defined code review communities; participants were likely to recruit reviewers who had experience with specific code libraries or technologies. Occasional participants in the code review community included quality engineers, who might have questions for a reviewer, and managers, who sometimes tracked the action items that emerged from code reviews.</text:p>
      <text:p text:style-name="Text_20_body">The relationship between subjects and communities is mediated by rules and social norms (Engeström, 1999). Only one company-wide rule affected participants’ code review activity: Code changes made in a specific period of time before a release must be approved by an engineering code reviewer. In most cases this affected small changes handled by one-on-one, over-the-shoulder code reviews. Beyond this, the rules mediating code review were very informal. Some participants felt that code review should be more formal. Often this was based on experiences at other firms. For example, one participant said “Our team’s code review can be too informal, compared with other places I’ve worked. What we do is closer to pair programming, fix-as-you-go type review.” Others disagreed about the level of formality: “We instituted a lightweight process in our team, we want to be as agile as possible but still have some checkpoint. So we just do a one-on-one review before anyone checks in code.” Even among participants who though that the process was too informal there was tension around making the process more formal. One developer stated “I’m a fan of enforcing code review whenever you check in code, but the Catch-22 is that I want control without being controlled.” This tension over formality was reflected in other rules that mediated code review activity.</text:p>
      <text:p text:style-name="Text_20_body">Some participants valued rules enforced by coding standards. However, the standards in use tended to be informal documents maintained by individual teams to <text:soft-page-break/>enforce naming and formatting conventions. Rules about when to review code varied from participant to participant. One developer reviewed his code before any commit to version control, but stated “reviews for one-line changes can feel silly” and “you may not always want to review things when you feel like they<text:span text:style-name="T3">’</text:span>re not quite done yet.” Another developer reviewed code after it had unit tests but before it was built, though urgent changes were often built and then reviewed when time permitted.</text:p>
      <text:p text:style-name="Text_20_body">Collective activity is also mediated by division of labor (Engeström, 1999). From an activity theoretic perspective, division of labor is a useful way to analyze tradeoffs between synchronous and asynchronous reviews. As described above, some interview participants feared that the asynchronous model would allow reviewers to ignore requests, or to provide cursory feedback. The lack of back-and-forth discussion he experienced in asynchronous reviews led one participant to state “if the author and reviewer agree on the problem and the approach to the solution, then an asynchronous approach might work; then it becomes ‘is this correct’ rather than ‘is this appropriate?’ Anything other than ‘check if I goofed’ needs conversation.”</text:p>
      <text:p text:style-name="Text_20_body">Code review work was divided into actions conducted by the author, actions conducted by the reviewer, and actions conducted between authors and reviewers. Seniority and experience imbalances sometimes caused contradictions in this division of labor. One participant stated “code review can look threatening at first, having three other developers look at your work tends to feel personal. But developers get more comfortable over time, they see that everyone goes through it, you just have to keep it professional.” Another participant preferred in-person reviews because “it feels more personal, I can defend myself, and provide the rationale behind a decision.”<text:span text:style-name="T8"> Knowledge of a code base </text:span><text:soft-page-break/><text:span text:style-name="T8">also determined how work was distributed within the department, or even within teams. One participant described challenges related to the distribution of experience within his team: “Each person has specialties, but we try to get everyone involved. Sometimes you have to expect to bring the reviewer up to speed about the context and the code they’re looking at. For now our code base is small enough that it’s not a burden.</text:span></text:p>
      <text:p text:style-name="Text_20_body">Participants described various artifacts that mediated their code review activity (Figure 5). The code under review was the most visible artifact. Code is an abstract artifact, so participants relied on different representations to support their reviews. In some cases the changed files were simply printed out and read. This practice was improvisational for one participant, who reported that “if the change is large or we have too many files we will put the code in a Microsoft Word document and review that in a meeting room.” Other participants gained an understanding of the changed code by running it, either on a development server or on their personal workstation. Treating the changed code as a runnable artifact allowed one participant to learn about dependencies within that system in addition to simply seeing if the code would execute properly. In some cases reviewing changes to the code sharpened the developer’s understanding of the system. A participant described this experience: “The act of code review can tell you a lot about the code. Is that necessary complexity or just failure to simplify?”</text:p>
      <text:p text:style-name="Text_20_body">Unit tests, class diagrams, white board sketches, and technical specifications, were mentioned as artifacts that support code review activity. Most reviewers wanted unit tests included in the code review, and considered it a breakdown when unit tests were missing. Some participants ran the unit tests to verify the code’s behavior, others read the tests in parallel with the code. One participant distributed a template-based technical <text:soft-page-break/>specification document with every code review. However, most documents supporting reviews were created ad-hoc: “Sometimes, for larger ones, we create a design doc for the review, with the notable things on it. We track what will be deployed, lists of configuration changes, and code changes, anything we touched.”</text:p>
      <text:p text:style-name="Text_20_body">Code authors use tools to collect suggestions made by reviewers. Most interview <text:soft-page-break/>participants took paper notes in face-to-face meetings or while reviewing feedback sent via email or through the asynchronous review tool. In reviews that used code printouts, authors added notes directly on the printouts. Follow-up on suggestions was uncommon, and informal. One participant described follow up as “the author’s responsibility, after they make a change they’ll get back together and go over how the change was implemented.” Most participants said that if follow-up was required the author would send an email containing the new code or a link to the change list in version control.</text:p>
      <text:p text:style-name="Text_20_body">The version control system (VCS) itself played an increasingly important role as a mediator of code review activity. A relatively new feature allowed programmers to check changed code into a staging area so that it could be seen by anyone but did not affect the main development branch. The VCS vendor implemented this feature specifically to help with code review. One participant commented that before this feature was available the VCS was a bottleneck to review, because an author had to commit volatile changes to the main development line. Despite the perceived value, only two participants described actively using the new staging feature.</text:p>
      <text:p text:style-name="Text_20_body">The VCS tool had a diff tool that all participants found valuable. One participant claimed that a good diff tool was the most important part of code review, because “the diff is the thing that <text:span text:style-name="T6">proves</text:span><text:span text:style-name="T8"> that only one thing changed.” In this instance, the diff tool </text:span><text:span text:style-name="T8">served to keep the author from intentionally or accidentally making changes that were outside the scope of the review. The diff tool structured the review for some participants. The author and reviewer would open the diff tool, and use it to step through and analyze each change. In this case, the diff tool reshaped the participants’ view of the code under review, changing the perspective from files and classes to changed lines. However, the </text:span><text:soft-page-break/><text:span text:style-name="T8">diff tool introduced some contradictions: One participant reported that the keyboard bindings in the diff tool were non-standard, making navigation challenging. In activity theoretic terms, this tool caused a normally unconscious operation, keystroke-based navigation, to become a conscious action.</text:span></text:p>
      <text:p text:style-name="Text_20_body"><text:span text:style-name="T8">Interactive development environments (IDEs) are important mediators of programmers’ work (Barthelmess &amp; Anderson, 2002). IDE features helped interview participants internalize the code reading process. Syntax highlighting simplified the process of understanding the structure of code. Search tools allowed programmers to find code in multiple scopes. Some IDEs could automatically link from a method call to the method’s definition, which “helps you figure things out in the context of the code, it’s a more natural way to navigate.” However, development environments could introduce contradictions as well. One participant detailed a development tool that complicated code reading actions: “There’s nothing useful, no syntax highlighting, some of the fields are </text:span><text:span text:style-name="T8">very cramped, and the code in those fields are some of the hardest to get right, the ones </text:span><text:span text:style-name="T8">we want to review the most. Once in a while we’ll copy the code into a text editor just to get the formatting useful.”</text:span></text:p>
      <text:h text:style-name="Heading_20_3" text:outline-level="3">Implications.</text:h>
      <text:p text:style-name="Text_20_body">Code review in the department studied is an informal and highly situated activity. Reviews are generally conducted ad-hoc, under conditions that change based on the reviewers available, the time frame, the scope of changes in the code, and the author’s goals. Most code reviews are conducted within teams, in programmers’ offices. Tools to help mediate this activity must accommodate these situational variables. New tools should support this action by helping participants internalize routine operations and <text:soft-page-break/>externalize both solutions to issues found in the code and ways of improving code review practice. Identifying reviewer. Across-the-hall reviews. Context: goals, guidelines, supporting artifacts. Perspectives. Notifications.</text:p>
      <text:p text:style-name="Text_20_body">Code review is heavily mediated. Collaborators. Identification of defects supported by complex activity system: other programmers, checklists. Identification of a defect must be transformed to an external representation. Diffs.</text:p>
      <text:p text:style-name="Text_20_body">Development. Support learning.</text:p>
      <text:h text:style-name="Heading_20_2" text:outline-level="2">Interaction Design</text:h>
      <text:p text:style-name="Text_20_body">Click to select lines. Add lines across files. Isolate lines and comment. Severity and type for comment. (Progressive enhancement—simplest suggestion is the default)</text:p>
      <text:h text:style-name="Heading_20_3" text:outline-level="3">Collaboration.</text:h>
      <text:p text:style-name="Text_20_body">Chat. RSS. Notification. Polling/alerts/peripheral awareness (Omoronyia, Ferguson, Roper, &amp; Wood, 2009).</text:p>
      <text:p text:style-name="Text_20_body">Deadlines. Easy collaborator picker. Assign perspectives. Collaborator feeds. Reviewer stats. Agree/disagree/pile-on suggestions. Author can agree to implement, link with task in bug tracker. Author can resolve.</text:p>
      <text:h text:style-name="Heading_20_3" text:outline-level="3">Diffs.</text:h>
      <text:p text:style-name="Text_20_body">Before/after. Side-by-side.</text:p>
      <text:h text:style-name="Heading_20_3" text:outline-level="3">Tool integration.</text:h>
      <text:p text:style-name="Text_20_body">VCS (shelve). IDE. Import/upload/paste. Static analysis. Auto-detect language.</text:p>
      <text:h text:style-name="Heading_20_3" text:outline-level="3">Historicity.</text:h>
      <text:p text:style-name="Text_20_body">Store history. Comment lists. Achievements (social loafing, return use). Tagging.</text:p>
      <text:h text:style-name="Heading_20_3" text:outline-level="3"><text:soft-page-break/>Development.</text:h>
      <text:p text:style-name="Text_20_body">Promote comment/snippet as good practice. Auto-link resources with types of files. Editable checklists.</text:p>
      <text:h text:style-name="Heading_20_2" text:outline-level="2">Implementation.</text:h>
      <text:h text:style-name="Heading_20_3" text:outline-level="3">Architecture.</text:h>
      <text:h text:style-name="Heading_20_2" text:outline-level="2">Discussion</text:h>
      <text:h text:style-name="P55" text:outline-level="1">References</text:h>
      <text:p text:style-name="Reference"><text:span text:style-name="T8">B</text:span><text:span text:style-name="T2">æ</text:span><text:span text:style-name="T8">rentsen, K. B., &amp; Trettvik, J. (2002). An activity theory approach to affordance. </text:span><text:span text:style-name="Emphasis">Proceedings of the second Nordic conference on Human-computer interaction</text:span><text:span text:style-name="T8"> (pp. 51-60). New York: ACM.</text:span></text:p>
      <text:p text:style-name="Reference"><text:span text:style-name="T8">Bakhurst, D. (2007). Vygotsky’s Demons. In H. Daniels, M. Cole, &amp; J. V. Wertsch (Eds.), </text:span><text:span text:style-name="T6">The Cambridge companion to Vygotsky</text:span><text:span text:style-name="T8"> (pp. 50-76). New York: Cambridge University Press.</text:span></text:p>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rdram, J. E. (1997). Plans as situated action: An activity theory approach to workflow systems. </text:span><text:span text:style-name="T6">Proceedings of the 5</text:span><text:span text:style-name="T14">th</text:span><text:span text:style-name="T6"> European Conference on Computer Supported Cooperative Work</text:span><text:span text:style-name="T8"> (pp. 17-32). Norwell, MA: Kluwer Academic Publishers.</text:span></text:p>
      <text:p text:style-name="P16">Barthelmess, P., &amp; Anderson, K. M. (2002). A view of software development environments based on activity theory. <text:span text:style-name="T6">Computer Supported Cooperative Work, 11</text:span>, 13-37.</text:p>
      <text:p text:style-name="Reference"><text:span text:style-name="T8">Basili, V. R. (1997). Evolving and packaging reading technologies. </text:span><text:span text:style-name="T6">Journal of Systems and Software, 38</text:span><text:span text:style-name="T8">, 3-12.</text:span></text:p>
      <text:p text:style-name="P15"><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15">Beck, K. (with Andres, C.). (2004). <text:span text:style-name="T6">Extreme programming explained</text:span> (2<text:span text:style-name="T11">nd</text:span> Ed.). Boston, <text:soft-page-break/>MA: Addison-Wesley.</text:p>
      <text:p text:style-name="P15">Beyer, H., &amp; Holtzblatt, K. (1998). <text:span text:style-name="T6">Contextual design: Defining customer-centered systems</text:span>. San Francisco: Morgan Kaufmann.</text:p>
      <text:p text:style-name="P15">B<text:span text:style-name="T1">é</text:span>guin, P., &amp; Rebardel, P. (2000). Designing for instrument-mediated activity. <text:span text:style-name="T6">Scandinavian Journal of Information Systems, 12</text:span><text:span text:style-name="T8">(1-2), 173-190.</text:span></text:p>
      <text:p text:style-name="P15">Biffl, S. (2000, November-December). Using inspection data for defect estimation. <text:span text:style-name="T6">IEEE Software</text:span><text:span text:style-name="T8">, 36-43.</text:span></text:p>
      <text:p text:style-name="P15"><text:span text:style-name="T8">B</text:span><text:span text:style-name="T2">ø</text:span><text:span text:style-name="T8">dker, S. (1996). Applying activity theory to video analysis: How to make sense of video data in human-computer interaction. In B. A. Nardi (Ed.), </text:span><text:span text:style-name="T6">Context and consciousness: Activity theory and human-computer interaction </text:span><text:span text:style-name="T8">(pp. 147-174). Cambridge, MA: MIT Press.</text:span></text:p>
      <text:p text:style-name="P15"><text:span text:style-name="T8">Bragdon, A., Zeleznik, R., Reiss, S. P., Karumuri, S., Cheung, W., Kaplan, J., . . . </text:span><text:span text:style-name="T8">LaViola, J. J., Jr. (2010). Code Bubbles: A working set-based interface for code understanding and maintenance. </text:span><text:span text:style-name="T7">Proceedings of the 28</text:span><text:span text:style-name="T13">th</text:span><text:span text:style-name="T7">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5">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19">Card, S. K., Moran, T. P., &amp; Newell, A. (1983). <text:span text:style-name="T6">The psychology of human-computer </text:span><text:soft-page-break/><text:span text:style-name="T6">interaction</text:spa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15"><text:span text:style-name="T16">Deimel, L. E., Jr. (1985). The uses of program reading. </text:span><text:span text:style-name="T17">SIG</text:span><text:span text:style-name="T7">CSE Bulletin</text:span><text:span text:style-name="T6">, 17</text:span><text:span text:style-name="T8">(2), 5-14. </text:span></text:p>
      <text:p text:style-name="Reference"><text:span text:style-name="T8">Denger, C., &amp; Shull, F. (2007, March-April). A practical approach for quality-driven inspections. </text:span><text:span text:style-name="T6">IEEE Software</text:span><text:span text:style-name="T8">, 79-86.</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15"><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6">Perspectives on activity </text:span><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15"><text:span text:style-name="T8">Fagan, M. E. (1986). Advances in software inspections. </text:span><text:span text:style-name="T6">IEEE Transactions on Software </text:span><text:span text:style-name="T6">Engineering, 12</text:span><text:span text:style-name="T8">, 744-751.</text:span></text:p>
      <text:p text:style-name="P15"><text:span text:style-name="T8">Gay, G., &amp; Hembrooke, H. (2004). </text:span><text:span text:style-name="T6">Activity-centered design: An ecological approach to designing smart tools and usable systems</text:span><text:span text:style-name="T8">. Cambridge, MA: MIT Press.</text:span></text:p>
      <text:p text:style-name="P15"><text:span text:style-name="T8">Glass, R. L. (1999). Inspections—some surprising findings. </text:span><text:span text:style-name="T6">Communications of the ACM, 42</text:span><text:span text:style-name="T8">(4), 17-19.</text:span></text:p>
      <text:p text:style-name="P15"><text:span text:style-name="T8">Goguen, J. A., &amp; Linde, C. (1993). Techniques for requirements elicitation. </text:span><text:span text:style-name="T6">Proceedings of the 1993 IEEE International Symposium on Requirements Engineering</text:span><text:span text:style-name="T8"> (pp. </text:span><text:soft-page-break/><text:span text:style-name="T8">152-164). Los Alamos, CA: IEEE Computer Society Press.</text:span></text:p>
      <text:p text:style-name="P15"><text:span text:style-name="T8">Halverson, C. A. (2002). Activity theory and distributed cognition: Or what does CSCW </text:span><text:span text:style-name="T8">need to DO with theories? </text:span><text:span text:style-name="T6">Computer Supported Cooperative Work, 11</text:span><text:span text:style-name="T8">, 243-267.</text:span></text:p>
      <text:p text:style-name="P15"><text:span text:style-name="T8">Hassenzahl, M., &amp; Tractinsky, N. (2006). User experience—a research agenda. </text:span><text:span text:style-name="T6">Behaviour &amp; Information Technology, 25</text:span><text:span text:style-name="T8">(2), 91-97.</text:span></text:p>
      <text:p text:style-name="P15"><text:span text:style-name="T8">Hedberg, H. (2004). Introducing the next generation of software inspection tools. </text:span>In F. Bomarius, H. Iida (Eds.), <text:span text:style-name="T7">Product Focused Software Process Improvement: </text:span><text:bookmark text:name="btAsinTitle"/><text:span text:style-name="T7">5</text:span><text:span text:style-name="T13">th</text:span><text:span text:style-name="T7"> International Conference, PROFES 2004 </text:span><text:span text:style-name="T8">(pp. 234-247). Berlin, Germany: Springer.</text:span></text:p>
      <text:p text:style-name="P15"><text:span text:style-name="T8">Holland, D., &amp; Reeves, J. R. (1996). Activity theory and the view from somewhere: Team perspectives on the intellectual work of programming. In B. A. Nardi (Ed.), </text:span><text:span text:style-name="T6">Context and consciousness: Activity theory and human-computer interaction </text:span><text:span text:style-name="T8">(pp. 257-281). Cambridge, MA: MIT Press.</text:span></text:p>
      <text:p text:style-name="P15"><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15"><text:span text:style-name="T8">Hundhausen, C., Agrawal, A., &amp; Ryan, K. (2010). The design of an online environment to support pedagogical code reviews. </text:span><text:span text:style-name="T7">Proceedings of the 41</text:span><text:span text:style-name="T13">st</text:span><text:span text:style-name="T7"> ACM Technical Symposium on Computer Science Education</text:span><text:span text:style-name="T8"> (pp. 182-186). New York: ACM.</text:span></text:p>
      <text:p text:style-name="P15"><text:span text:style-name="T8">Hyysalo, S. (2005). Objects and motives in a product design process. </text:span><text:span text:style-name="T6">Mind, Culture, and Activity, 12</text:span><text:span text:style-name="T8">, 19-36.</text:span></text:p>
      <text:p text:style-name="P15"><text:span text:style-name="T8">Iisakka, J., &amp; Tervonen, I. (2001). The darker side of inspections. In M. Lawford &amp; D. L. Parnas (Eds.), </text:span><text:span text:style-name="T7">WISE’01: Proceedings of the 1</text:span><text:span text:style-name="T13">st</text:span><text:span text:style-name="T7"> Workshop on Inspection in </text:span><text:soft-page-break/><text:span text:style-name="T7">Software Engineering</text:span><text:span text:style-name="T8"> (pp. 99-104), Hamilton, Canada: McMaster University.</text:span></text:p>
      <text:p text:style-name="P15"><text:span text:style-name="T8">Johnson, P. M. (1994). An instrumented approach to improving software quality through </text:span><text:span text:style-name="T8">formal technical review. </text:span><text:span text:style-name="T7">Proceedings of the 16</text:span><text:span text:style-name="T13">th</text:span><text:span text:style-name="T7"> International Conference on Software Engineering</text:span><text:span text:style-name="T8"> (pp. 113-122). Los Alamitos, CA: IEEE Computer Society Press,</text:span></text:p>
      <text:p text:style-name="P15"><text:span text:style-name="T8">Johnson, P. M. (1998). Reengineering inspection. </text:span><text:span text:style-name="T6">Communications of the ACM, 41</text:span><text:span text:style-name="T8">(2), 49-52.</text:span></text:p>
      <text:p text:style-name="P15"><text:span text:style-name="T8">Kaptelinin, V., &amp; Nardi, B. A. (2006). </text:span><text:span text:style-name="T6">Acting with technology: Activity theory and interaction design</text:span><text:span text:style-name="T8">. Cambridge, MA: MIT Press.</text:span></text:p>
      <text:p text:style-name="P15">Kaptelinin, V., Nardi, B. A., &amp; Macaulay, C. (1999, July-August). The activity checklist: A tool for representing the “space” of context. <text:span text:style-name="T6">Interactions</text:span><text:span text:style-name="T8">, 27-39.</text:span></text:p>
      <text:p text:style-name="P15"><text:span text:style-name="T8">Karlsson, M. (2010). Code reviews. In K. Henney (Ed.), </text:span><text:span text:style-name="T6">97 things every programmer should know</text:span><text:span text:style-name="T8"> (pp. 28-29). Sebastopal, CA: O’Reilly Media.</text:span></text:p>
      <text:p text:style-name="P15">Kelly, D., &amp; Shepard, T. (2003). An experiment to investigate interacting versus nominal groups in software inspection. <text:span text:style-name="T5">Proceedings of the 2003 Conference of the Centre </text:span><text:span text:style-name="T5">For Advanced Studies on Collaborative Research</text:span> (pp. 122-134). Indianapolis, IN: IBM Press.</text:p>
      <text:p text:style-name="P15"><text:span text:style-name="T8">Kemerer, C. F., &amp; Paulk, M. C. (2009). The impact of design and code reviews on </text:span><text:span text:style-name="T8">software quality: An empirical study based on PSP data. </text:span><text:span text:style-name="T6">IEEE Transactions on Software Engineering, 35</text:span><text:span text:style-name="T8">, 534-550.</text:span></text:p>
      <text:p text:style-name="P15">Kuutti, K. (1996). Activity theory as a potential framework for human-computer interaction research. In B. A. Nardi (Ed.), <text:span text:style-name="T6">Context and consciousness: Activity theory and human-computer interaction </text:span><text:span text:style-name="T8">(pp. 17-44). Cambridge, MA: MIT Press.</text:span></text:p>
      <text:p text:style-name="Reference"><text:soft-page-break/><text:span text:style-name="T8">Kuutti, K. (1999) Activity theory, transformation of work and information systems design. In Y. Engeström, R. Miettinen, &amp; R. Punamäki (Eds.), </text:span><text:span text:style-name="T6">Perspectives on </text:span><text:span text:style-name="T6">Activity Theory</text:span><text:span text:style-name="T8"> (pp. 360-376). Cambridge, UK: Cambridge University Press. </text:span></text:p>
      <text:p text:style-name="P15"><text:span text:style-name="T8">Laitenberger, O., &amp; Dreyer, H. M. (1998). Evaluating the usefulness and the ease of use </text:span><text:span text:style-name="T8">of a web-based inspection data collection tool. </text:span><text:span text:style-name="T7">Proceedings of the 5</text:span><text:span text:style-name="T13">th</text:span><text:span text:style-name="T7"> International Symposium on Software Metrics</text:span><text:span text:style-name="T8"> (pp. 122-134). Washington, DC: IEEE.</text:span></text:p>
      <text:p text:style-name="P15">Laitenberger, O., &amp; DeBaud, J-M. (2001). An encompassing life-cycle centric survey of software inspection. <text:span text:style-name="T6">Journal of Systems and Software, 50</text:span><text:span text:style-name="T8">, 5-31.</text:span></text:p>
      <text:p text:style-name="P15"><text:bookmark text:name="search"/><text:span text:style-name="Emphasis"><text:span text:style-name="T8">Leontiev</text:span></text:span><text:span text:style-name="T8">, A. N. (</text:span><text:span text:style-name="Emphasis"><text:span text:style-name="T8">1978</text:span></text:span><text:span text:style-name="T8">). </text:span><text:span text:style-name="T6">Activity, consciousness, and personality</text:span><text:span text:style-name="T8">. Hillsdale: Prentice-Hall.</text:span></text:p>
      <text:p text:style-name="P15"><text:span text:style-name="T8">Matthews, T., Rattenbury, T., &amp; Carter, S. (2007). Defining, designing, and evaluating peripheral displays: An analysis using activity theory. </text:span><text:span text:style-name="T6">Human-Computer Interaction, 22</text:span><text:span text:style-name="T8">(1), 221-261.</text:span></text:p>
      <text:p text:style-name="P15"><text:span text:style-name="T8">M</text:span><text:span text:style-name="T2">ä</text:span><text:span text:style-name="T8">ntyl</text:span><text:span text:style-name="T2">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15"><text:span text:style-name="T8">M</text:span><text:span text:style-name="T2">ä</text:span><text:span text:style-name="T8">ntyl</text:span><text:span text:style-name="T2">ä</text:span><text:span text:style-name="T8">, M. V., &amp; Lassenius, C. (2009). What types of defects are really discovered in code reviews? </text:span><text:span text:style-name="T6">IEEE Transactions on Software Engineering, 35</text:span><text:span text:style-name="T8">, 430-448.</text:span></text:p>
      <text:p text:style-name="P15"><text:span text:style-name="T8">Meyer, B. (2008). Design and code reviews in the age of the Internet. </text:span><text:span text:style-name="T6">Communications of the ACM, 51</text:span><text:span text:style-name="T8">(9), 67-71.</text:span></text:p>
      <text:p text:style-name="P15"><text:span text:style-name="T8">Miettinen, R. (2005). Object of activity and individual motivation. </text:span><text:span text:style-name="T6">Mind, Culture, and Activity, 12</text:span><text:span text:style-name="T8">, 52-69.</text:span></text:p>
      <text:p text:style-name="P15"><text:span text:style-name="T8">Miettinen, R., &amp; Hasu, M. (2002). Articulating user needs in collaborative design: </text:span><text:soft-page-break/><text:span text:style-name="T8">Towards an activity-theoretical approach. </text:span><text:span text:style-name="T6">Computer Supported Cooperative Work, 11</text:span><text:span text:style-name="T8">, 129-151.</text:span></text:p>
      <text:p text:style-name="P15"><text:span text:style-name="T8">Nardi, B. A. (2007). Placeless organizations: Collaborating for transformation. </text:span><text:span text:style-name="T6">Mind, Culture, and Activity, 14</text:span><text:span text:style-name="T8">, 5-22.</text:span></text:p>
      <text:p text:style-name="P15"><text:span text:style-name="T8">Newell, A., &amp; Card, S. K. (1985). The prospects for psychological science in human-</text:span><text:span text:style-name="T8">computer interaction. </text:span><text:span text:style-name="T6">Human Computer Interaction, 1</text:span><text:span text:style-name="T8">, 209-242.</text:span></text:p>
      <text:p text:style-name="P15">Nielsen, J. (1994). Usability inspection methods. <text:span text:style-name="T5">Conference Companion on Human Factors in Computing Systems</text:span> (pp. 413-414). New York: ACM.</text:p>
      <text:p text:style-name="P15">Norman, D. A. (1993). <text:span text:style-name="T6">Things that make us smart: Defending human attributes in the age </text:span><text:span text:style-name="T6">of the machine</text:span>. Cambridge, MA: Perseus Books.</text:p>
      <text:p text:style-name="P15">Norman, D. A. (2005, July-August). Human-centered design considered harmful. <text:span text:style-name="T6">interactions, </text:span><text:span text:style-name="T8">14-19.</text:span></text:p>
      <text:p text:style-name="P15">Norman, D. A. (2006, November-December). Logic versus usage: The case for activity-centered design. <text:span text:style-name="T6">interactions</text:span><text:span text:style-name="T8">, 45, 63.</text:span></text:p>
      <text:p text:style-name="P15"><text:span text:style-name="T8">Omoronyia, I., Ferguson, J., Roper, M, &amp; Wood, M. (2009). Using developer activity data to enhance awareness during collaborative software development. </text:span><text:span text:style-name="T6">Computer Supported Cooperative Work, 18</text:span><text:span text:style-name="T8">, 509-558.</text:span></text:p>
      <text:p text:style-name="P15"><text:span text:style-name="T8">Parnin, C., G</text:span><text:span text:style-name="T2">ö</text:span><text:span text:style-name="T8">rg, C., &amp; Nnadi, O. (2008). A catalogue of lightweight visualizations to support code smell inspections. </text:span><text:span text:style-name="T7">Proceedings of the 4</text:span><text:span text:style-name="T13">th</text:span><text:span text:style-name="T7"> ACM Symposium on Software Visualization</text:span><text:span text:style-name="T8"> (pp. 77-86). New York: ACM.</text:span></text:p>
      <text:p text:style-name="P15"><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3">th</text:span><text:span text:style-name="T7"> International </text:span><text:soft-page-break/><text:span text:style-name="T7">Conference on Software Engineering</text:span><text:span text:style-name="T8"> (pp. 14-21). New York: ACM.</text:span></text:p>
      <text:p text:style-name="P15"><text:span text:style-name="T8">Porter, A., Siy, H., Mockus, A., &amp; Votta, L. G. (1998). Understanding the sources of </text:span><text:span text:style-name="T8">variation in software inspections. </text:span><text:span text:style-name="T6">ACM Transactions on Software Engineering and Methodology, 7</text:span><text:span text:style-name="T8">, 41-79.</text:span></text:p>
      <text:p text:style-name="P15"><text:span text:style-name="T8">Quek, A., &amp; Shah, H. (2004). A comparative survey of activity-based methods for </text:span><text:span text:style-name="T8">information systems development. </text:span><text:span text:style-name="T6">Proceedings of the 6</text:span><text:span text:style-name="T14">th</text:span><text:span text:style-name="T6"> International Conference on Enterprise Information Systems </text:span><text:span text:style-name="T8">(pp. 221-232). Lisbon, Portugal: </text:span><text:span text:style-name="T8">INSTICC.</text:span></text:p>
      <text:p text:style-name="Reference">Raskin, J. (2000). <text:span text:style-name="T6">The humane interface: New directions for designing interactive systems</text:span>. Reading, MA: Addison-Wesley.</text:p>
      <text:p text:style-name="P18">Reily, K., Finnerty, P. L., &amp; Terveen, L. (2009). Two peers are better than one: aggregating peer reviews for computing assignments is surprisingly accurate. <text:span text:style-name="T5">Proceedings of the ACM 2009 International Conference on Supporting Group </text:span><text:span text:style-name="T5">Work</text:span> (pp. 115-124). New York: ACM.</text:p>
      <text:p text:style-name="P18"><text:span text:style-name="T8">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8">(6), 26-35.</text:span></text:p>
      <text:p text:style-name="P18"><text:span text:style-name="T8">Rose, J., Jones, M., &amp; Truex, D. (2005). Socio-theoretic accounts of IS: The problem of agency. </text:span><text:span text:style-name="T6">Scandinavian Journal of Information Systems, 17</text:span><text:span text:style-name="T8">(1), 133-152.</text:span></text:p>
      <text:p text:style-name="P15"><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15"><text:soft-page-break/><text:span text:style-name="T8">Seaman, C. B., &amp; Basili, V. R. (1998). Communication and organization: An empirical study of discussion in inspection meetings. </text:span><text:span text:style-name="T6">IEEE Transactions on Software Engineering, 24</text:span><text:span text:style-name="T8">, 559-572.</text:span></text:p>
      <text:p text:style-name="P15"><text:span text:style-name="T8">Sharp, H., Rogers, Y., &amp; Preece, J. (2007). </text:span><text:span text:style-name="T6">Interaction design: Beyond human-computer interaction </text:span><text:span text:style-name="T8">(2</text:span><text:span text:style-name="T15">nd</text:span><text:span text:style-name="T8"> Ed.). West Sussex, UK: John Wiley &amp; Sons.</text:span></text:p>
      <text:p text:style-name="P18"><text:span text:style-name="T8">Siy, H., &amp; Votta, L. (2001). Does the modern code inspection have value? </text:span><text:span text:style-name="T7">Proceedings of </text:span><text:span text:style-name="T7">the IEEE International Conference on Software Maintenance </text:span><text:span text:style-name="T8">(pp. 281-290). </text:span><text:span text:style-name="T8">Washington, DC: IEEE.</text:span></text:p>
      <text:p text:style-name="P15">Stein, M., Riedl, J., Harner, S. J., &amp; Mashayekhi, V. (1997). A case study of distributed, asynchronous software inspection. <text:span text:style-name="T5">Proceedings of the 19</text:span><text:span text:style-name="T12">th</text:span><text:span text:style-name="T5"> International Conference on Software Engineering</text:span> (pp. 107-117). New York: ACM.</text:p>
      <text:p text:style-name="P15">Stetsenko, A. (2005). Activity as object-related: Resolving the dichotomy of individual and collective planes of activity. <text:span text:style-name="T6">Mind, Culture, and Activity, 12</text:span><text:span text:style-name="T8">, 70-88.</text:span></text:p>
      <text:p text:style-name="P15">Storey, M-A., Cheng, L-T., Bull, I., &amp; Rigby, P. (2006). Shared waypoints and social tagging to support collaboration in software development. <text:span text:style-name="T5">Proceedings of the 2006 20</text:span><text:span text:style-name="T12">th</text:span><text:span text:style-name="T5"> Anniversary Conference on Computer Supported Cooperative Work</text:span> (pp. 195-198). New York: ACM.</text:p>
      <text:p text:style-name="P15">Thelin, T., Runeson, P., &amp; Wohlin, C. (2003). An experimental comparison of usage-based and checklist-based reading. <text:span text:style-name="T6">IEEE Transactions on Software Engineering, 29</text:span><text:span text:style-name="T8">, 687-704.</text:span></text:p>
      <text:p text:style-name="P18"><text:span text:style-name="T8">Trytten, D. A. (2005). A design for peer code review. </text:span><text:span text:style-name="T7">Proceedings of the 36</text:span><text:span text:style-name="T13">th</text:span><text:span text:style-name="T7"> SIGCSE </text:span><text:span text:style-name="T7">Technical Symposium on Computer Science Education</text:span><text:span text:style-name="T8"> (pp. 455-459). New York: ACM.</text:span></text:p>
      <text:p text:style-name="P18"><text:soft-page-break/><text:span text:style-name="T8">Turner, P., Turner, S., &amp; Horton, J. (1999). From description to requirements: An activity theoretic perspective. </text:span><text:span text:style-name="T7">Proceedings of the International ACM SIGGROUP </text:span><text:span text:style-name="T7">Conference on Supporting Group Work</text:span><text:span text:style-name="T8"> (pp. 286-295). New York: ACM.</text:span></text:p>
      <text:p text:style-name="P18"><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7">Proceedings of the 39</text:span><text:span text:style-name="T13">th</text:span><text:span text:style-name="T7"> SIGCSE Technical Symposium on Computer Science </text:span><text:span text:style-name="T7">Education</text:span><text:span text:style-name="T8"> (pp. 97-101). New York: ACM.</text:span></text:p>
      <text:p text:style-name="P18"><text:span text:style-name="T8">Tyran, C. K., &amp; George, J. F. (2002). Improving software inspections with group process support. </text:span><text:span text:style-name="T6">Communications of the ACM, 45</text:span><text:span text:style-name="T8">(9), 87-92.</text:span></text:p>
      <text:p text:style-name="P15">Uwano, H., Monden, A., &amp; Matsumoto, K. (2008). Are good code reviewers also good at design review? <text:span text:style-name="T5">Proceedings of the Second ACM-IEEE International Symposium on Empirical Software Engineering and Measurement</text:span> (pp. 351-353). New York: ACM.</text:p>
      <text:p text:style-name="P15">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15">Votta, L. G. (1993). Does every inspection need a meeting? <text:span text:style-name="T5">Proceedings of the 1</text:span><text:span text:style-name="T12">st</text:span><text:span text:style-name="T5"> ACM SIGSOFT Symposium on Foundations of Software Engineering</text:span> (pp. 107-114). New York: ACM.</text:p>
      <text:p text:style-name="P15">Vygotsky, L. S. (1978). <text:span text:style-name="T6">Mind in society: The development of higher psychological processes</text:span><text:span text:style-name="T8">. Cambridge, MA: Harvard University Press.</text:span></text:p>
      <text:p text:style-name="P18"><text:span text:style-name="T8">Wang, Y., Li, Y., Collins, M., &amp; Liu, P. (2008). Process improvement of peer code review </text:span><text:soft-page-break/><text:span text:style-name="T8">and behavior analysis of its participants. </text:span><text:span text:style-name="T7">Proceedings of the 39</text:span><text:span text:style-name="T13">th</text:span><text:span text:style-name="T7"> SIGCSE Technical Symposium on Computer Science Education</text:span><text:span text:style-name="T8"> (pp. 107-111). New York: ACM.</text:span></text:p>
      <text:p text:style-name="P18"><text:span text:style-name="T8">Wertsch, J. V. (2007). Mediation. In H. Daniels, M. Cole, &amp; J. V. Wertsch (Eds.), </text:span><text:span text:style-name="T6">The </text:span><text:span text:style-name="T6">Cambridge companion to Vygotsky</text:span><text:span text:style-name="T8"> (pp. 178-192). New York: Cambridge University Press.</text:span></text:p>
      <text:p text:style-name="Reference"><text:span text:style-name="T8">Wiegers, K. E. (1995). Improving quality through software inspections. </text:span><text:span text:style-name="T6">Software </text:span><text:span text:style-name="T6">Development, 3</text:span><text:span text:style-name="T8">(4), 55-64.</text:span></text:p>
      <text:p text:style-name="Reference"><text:span text:style-name="T8">Williams, L. A., &amp; Kessler, R. R. (2000). All I really needed to know about pair </text:span><text:span text:style-name="T8">programming I learned in kindergarten. </text:span><text:span text:style-name="T6">Communications of the ACM, 43</text:span><text:span text:style-name="T8">(5), 108-114.</text:span></text:p>
      <text:p text:style-name="Reference"><text:span text:style-name="T8">Wilson, T. D. (2006). A re-examination of information seeking behaviour in the context of activity theory. </text:span><text:span text:style-name="T6">Information Research 11</text:span><text:span text:style-name="T8">(4). Retrieved from http://informationr.net/ir/11-4/paper260.html</text:span></text:p>
      <text:p text:style-name="Reference"><text:span text:style-name="T8">Winograd, T. (2006). Designing a new foundation for design. </text:span><text:span text:style-name="T6">Communications of the ACM, 49</text:span><text:span text:style-name="T8">(5), 71-73.</text:span></text:p>
      <text:p text:style-name="Reference"><text:span text:style-name="T8">Winograd, T., &amp; Flores, F. (1986). </text:span><text:span text:style-name="T6">Understanding computers and cognition: A new foundation for design</text:span><text:span text:style-name="T8">. Norwood, NJ: Ablex.</text:span></text:p>
      <text:p text:style-name="P15"><text:span text:style-name="T8">Wood, M., Roper, M., Brooks, A., &amp; Miller, J. (1997). Comparing and combining software defect detection techniques: A replicated empirical study. </text:span><text:span text:style-name="T7">Proceedings of the 6</text:span><text:span text:style-name="T13">th</text:span><text:span text:style-name="T7"> European Software Engineering Conference Held Jointly with the 5</text:span><text:span text:style-name="T13">th</text:span><text:span text:style-name="T7"> ACM SIGSOFT International Symposium on Foundations of Software Engineering</text:span><text:span text:style-name="T8"> (pp. 262-277). New York: Springer-Verlag.</text:span></text:p>
      <text:h text:style-name="P57" text:outline-level="1">Appendix 1: The activity checklist (design version)</text:h>
      <text:p text:style-name="P4"><text:span text:style-name="T8">Means/ends</text:span></text:p>
      <text:list xml:id="list746823548" text:style-name="L5">
        <text:list-item>
          <text:p text:style-name="P29">People who use the target technology</text:p>
        </text:list-item>
        <text:list-item>
          <text:p text:style-name="P29">Goals and subgoals of the target actions (target goals)</text:p>
        </text:list-item>
        <text:list-item>
          <text:p text:style-name="P29">Criteria for success or failure of achieving target goals</text:p>
        </text:list-item>
        <text:list-item>
          <text:p text:style-name="P29">Decomposition of target goals into subgoals</text:p>
        </text:list-item>
        <text:list-item>
          <text:p text:style-name="P29">Setting of target goals and subgoals</text:p>
        </text:list-item>
        <text:list-item>
          <text:p text:style-name="P29">Potential conflicts between target goals</text:p>
        </text:list-item>
        <text:list-item>
          <text:p text:style-name="P29">Potential conflicts between target goals and goals associated with other technologies and activities</text:p>
        </text:list-item>
        <text:list-item>
          <text:p text:style-name="P29">Resolution of conflicts between various goals</text:p>
        </text:list-item>
        <text:list-item>
          <text:p text:style-name="P29">Integration of individual target actions and other actions into higher-level actions</text:p>
        </text:list-item>
        <text:list-item>
          <text:p text:style-name="P29">Constraints imposed by higher-level goals on the choice and use of target technology</text:p>
        </text:list-item>
        <text:list-item>
          <text:p text:style-name="P29">Alternative ways to attain target goals through lower-level goals</text:p>
        </text:list-item>
        <text:list-item>
          <text:p text:style-name="P29">Troubleshooting strategies and techniques</text:p>
        </text:list-item>
        <text:list-item>
          <text:p text:style-name="P29">Support of mutual transformations between actions and operations</text:p>
        </text:list-item>
        <text:list-item>
          <text:p text:style-name="P29">Goal that can be changed or modified, and goals that have to remain after new technology is implemented</text:p>
        </text:list-item>
        <text:list-item>
          <text:p text:style-name="P29">Parties involved in the process of design</text:p>
        </text:list-item>
        <text:list-item>
          <text:p text:style-name="P29">Goals of designing a new system</text:p>
        </text:list-item>
        <text:list-item>
          <text:p text:style-name="P29">Criteria of success or failure of design</text:p>
        </text:list-item>
        <text:list-item>
          <text:p text:style-name="P42"><text:span text:style-name="T8">Potential conflicts between goals of design and other goals (e.g., stability of the organization, minimizing expenses)</text:span></text:p>
        </text:list-item>
      </text:list>
      <text:p text:style-name="Standard"><text:span text:style-name="T10">Environment</text:span></text:p>
      <text:list xml:id="list956069009" text:style-name="L6">
        <text:list-item>
          <text:p text:style-name="P30">Role of existing technology in producing the outcomes of target actions</text:p>
        </text:list-item>
        <text:list-item>
          <text:p text:style-name="P30">Tools, available to users</text:p>
        </text:list-item>
        <text:list-item>
          <text:p text:style-name="P30">Integration of target technology with other tools</text:p>
        </text:list-item>
        <text:list-item>
          <text:p text:style-name="P30">Access to tools and materials necessary to perform target actions</text:p>
        </text:list-item>
        <text:list-item>
          <text:p text:style-name="P30">Tools and materials shared between several users</text:p>
        </text:list-item>
        <text:list-item>
          <text:p text:style-name="P30">Spatial layout and temporal organization of the working environment</text:p>
        </text:list-item>
        <text:list-item>
          <text:p text:style-name="P30">Division of labor, including synchronous and asynchronous distribution of work between different locations</text:p>
        </text:list-item>
        <text:list-item>
          <text:p text:style-name="P30">Rules, norms, and procedures regulating social interactions and coordination related to target actions</text:p>
        </text:list-item>
        <text:list-item>
          <text:p text:style-name="P30">Resources available to the parties involved in design of the system</text:p>
        </text:list-item>
        <text:list-item>
          <text:p text:style-name="P43">Rules, norms, and procedures regulating interaction between the parties</text:p>
        </text:list-item>
      </text:list>
      <text:p text:style-name="P23">Learning/cognition/articulation</text:p>
      <text:list xml:id="list154603560" text:style-name="L7">
        <text:list-item>
          <text:p text:style-name="P32">Components of target actions that are to be internalized</text:p>
        </text:list-item>
        <text:list-item>
          <text:p text:style-name="P31">Time and effort necessary to learn how to use existing technology</text:p>
        </text:list-item>
        <text:list-item>
          <text:p text:style-name="P31">Self-monitoring and reflection through externalization</text:p>
        </text:list-item>
        <text:list-item>
          <text:p text:style-name="P31">Possibilities for simulating target actions before their actual implementation</text:p>
        </text:list-item>
        <text:list-item>
          <text:p text:style-name="P31">Support of problem articulation and help request in case of breakdowns</text:p>
        </text:list-item>
        <text:list-item>
          <text:p text:style-name="P31"><text:soft-page-break/>Strategies and procedures of providing help to colleagues and collaborators</text:p>
        </text:list-item>
        <text:list-item>
          <text:p text:style-name="P31">Coordination of individual and group activities through externalization</text:p>
        </text:list-item>
        <text:list-item>
          <text:p text:style-name="P31">Use of shared representation to support collaborative work</text:p>
        </text:list-item>
        <text:list-item>
          <text:p text:style-name="P31">Representations of design that support coordination between the parties</text:p>
        </text:list-item>
        <text:list-item>
          <text:p text:style-name="P44">Mutual learning of the content of the work (designers) and possibilities and limitations of technology (users)</text:p>
        </text:list-item>
      </text:list>
      <text:p text:style-name="P23">Development</text:p>
      <text:list xml:id="list1130869656" text:style-name="L8">
        <text:list-item>
          <text:p text:style-name="P33">Use of tools at various stages of target action "life cycles"—from goal setting to outcomes</text:p>
        </text:list-item>
        <text:list-item>
          <text:p text:style-name="P33">Transformation of existing activities into future activities supported with the system</text:p>
        </text:list-item>
        <text:list-item>
          <text:p text:style-name="P33">History of implementation of new technologies to support target actions</text:p>
        </text:list-item>
        <text:list-item>
          <text:p text:style-name="P33">Anticipated changes in the environment and the level of activity they directly influence (operations, actions, or activities)</text:p>
        </text:list-item>
        <text:list-item>
          <text:p text:style-name="P33">Anticipated changes of target actions after new technology is implemented</text:p>
        </text:list-item>
        <text:list-item>
          <text:p text:style-name="P33">Anticipated changes in the requirements to the system</text:p>
        </text:list-item>
      </text:list>
      <text:p text:style-name="P45">Source: Kaptelinin, Nardi, &amp; Macaulay, 1999</text:p>
      <text:h text:style-name="P56" text:outline-level="1">Appendix 2: Interview guide</text:h>
      <text:p text:style-name="P17">Activity: Reviewing code</text:p>
      <text:list xml:id="list596228257" text:style-name="L9">
        <text:list-item>
          <text:p text:style-name="P34">Can you show me the last code you reviewed?</text:p>
        </text:list-item>
        <text:list-item>
          <text:p text:style-name="P34">Can you show me how the author asked you to review the code?</text:p>
        </text:list-item>
        <text:list-item>
          <text:p text:style-name="P34">Can you show me how you got access to the code to review?</text:p>
        </text:list-item>
        <text:list-item>
          <text:p text:style-name="P34">Can you show me what you did once you had access to the code?</text:p>
        </text:list-item>
        <text:list-item>
          <text:p text:style-name="P34">Did you record your feedback while reading the code?</text:p>
        </text:list-item>
        <text:list-item>
          <text:p text:style-name="P34">Did you use a checklist or anything else to decide what to look for?</text:p>
        </text:list-item>
        <text:list-item>
          <text:p text:style-name="P34">Can you show me how you gave your feedback to the author?</text:p>
        </text:list-item>
        <text:list-item>
          <text:p text:style-name="P34">Did the author follow up after you gave your feedback?</text:p>
          <text:p text:style-name="P34">Activity: Initiating a code review</text:p>
        </text:list-item>
      </text:list>
      <text:list xml:id="list1720731340" text:style-name="L10">
        <text:list-item>
          <text:p text:style-name="P35">Can you show me the last code you had reviewed?</text:p>
        </text:list-item>
        <text:list-item>
          <text:p text:style-name="P35">Why did you decide to have it reviewed?</text:p>
        </text:list-item>
        <text:list-item>
          <text:p text:style-name="P35">Did you stop working on the code while it was being reviewed?</text:p>
        </text:list-item>
        <text:list-item>
          <text:p text:style-name="P35">How did you decide who should review it?</text:p>
        </text:list-item>
        <text:list-item>
          <text:p text:style-name="P35">What did you do to make the code available to the reviewer(s)?</text:p>
        </text:list-item>
        <text:list-item>
          <text:p text:style-name="P35">Can you show me what you made available to the reviewer(s)? Did you post complete files, or snippets of code?</text:p>
        </text:list-item>
        <text:list-item>
          <text:p text:style-name="P35">Can you show me how you instructed the reviewer(s)?</text:p>
        </text:list-item>
      </text:list>
      <text:p text:style-name="P17">Activity: Acting on review feedback</text:p>
      <text:list xml:id="list594628420" text:style-name="L11">
        <text:list-item>
          <text:p text:style-name="P36">Can you show me changes that you made based on the last code review you ran?</text:p>
        </text:list-item>
        <text:list-item>
          <text:p text:style-name="P36">Can you show me any examples of feedback that you chose not to make?</text:p>
        </text:list-item>
        <text:list-item>
          <text:p text:style-name="P36">Did you tie any changes explicitly back to the review, like in your source control change logs?</text:p>
        </text:list-item>
        <text:list-item>
          <text:p text:style-name="P36">Did you follow up with the reviewer(s)?</text:p>
        </text:list-item>
      </text:list>
      <text:p text:style-name="P14"/>
      <text:p text:style-name="P17">Perspective: Goals, and actions oriented toward those goals</text:p>
      <text:list xml:id="list216116814" text:style-name="L12">
        <text:list-item>
          <text:p text:style-name="P37">Why did you do it that way?</text:p>
        </text:list-item>
        <text:list-item>
          <text:p text:style-name="P37">Were there any other ways you could have done it?</text:p>
        </text:list-item>
      </text:list>
      <text:p text:style-name="P17">Perspective: Division of labor; rules and procedures</text:p>
      <text:list xml:id="list575745475" text:style-name="L13">
        <text:list-item>
          <text:p text:style-name="P38">Was anyone else involved in that?</text:p>
        </text:list-item>
        <text:list-item>
          <text:p text:style-name="P38">Why did you do it that way?</text:p>
        </text:list-item>
      </text:list>
      <text:p text:style-name="P17">Perspective: Learning, contradictions, and breakdowns</text:p>
      <text:list xml:id="list696309215" text:style-name="L14">
        <text:list-item>
          <text:p text:style-name="P39">Has that become easier/harder over time?</text:p>
        </text:list-item>
        <text:list-item>
          <text:p text:style-name="P39">Did you experience any problems?</text:p>
        </text:list-item>
        <text:list-item>
          <text:p text:style-name="P39">Were there any tools that helped you do that?</text:p>
        </text:list-item>
        <text:list-item>
          <text:p text:style-name="P39">Were there any other ways you could have done it?</text:p>
        </text:list-item>
      </text:list>
      <text:p text:style-name="P17">Perspective: Development</text:p>
      <text:list xml:id="list894554389" text:style-name="L15">
        <text:list-item>
          <text:p text:style-name="P40">Can you show me any examples where you did that differently?</text:p>
        </text:list-item>
        <text:list-item>
          <text:p text:style-name="P40">Were there any other ways you could have don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fill-image draw:name="Bitmape_20_1" draw:display-name="Bitmape 1" xlink:href="Pictures/10000000000000200000002000309F1C.png" xlink:type="simple" xlink:show="embed" xlink:actuate="onLoad"/>
    <draw:marker draw:name="Arrowheads_20_1" draw:display-name="Arrowheads 1" svg:viewBox="0 0 1131 902" svg:d="m564 0-564 902h1131z"/>
    <draw:marker draw:name="Symmetric_20_Arrow" draw:display-name="Symmetric Arrow" svg:viewBox="0 0 1131 902" svg:d="m564 0-564 902h1131z"/>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8">
      <style:page-layout-properties fo:page-width="8.5in" fo:page-height="11in" style:num-format=""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page-number text:select-page="current">29</text:page-number></text:p>
      </style:header>
      <style:footer>
        <text:p text:style-name="MP2">DRAFT <text:date style:data-style-name="N37" text:date-value="2010-11-29T08:06:43">11/29/10</text:date><text:tab/><text:user-defined text:name="Copyright">©2010 Randy Souza</text:user-defined></text:p>
      </style:footer>
    </style:master-page>
    <style:master-page style:name="Literature_20_review" style:display-name="Literature review" style:page-layout-name="Mpm4">
      <style:header>
        <text:p text:style-name="MP1">Literature review<text:tab/><text:page-number text:select-page="current">29</text:page-number></text:p>
      </style:header>
      <style:footer>
        <text:p text:style-name="MP2">DRAFT <text:date style:data-style-name="N37" text:date-value="2010-11-29T08:06:43">11/29/10</text:date><text:tab/><text:user-defined text:name="Copyright">©2010 Randy Souza</text:user-defined></text:p>
      </style:footer>
    </style:master-page>
    <style:master-page style:name="References" style:page-layout-name="Mpm4">
      <style:header>
        <text:p text:style-name="MP1">References<text:tab/><text:page-number text:select-page="current">29</text:page-number></text:p>
      </style:header>
      <style:footer>
        <text:p text:style-name="MP2">DRAFT <text:date style:data-style-name="N37" text:date-value="2010-11-29T08:06:43">11/29/10</text:date><text:tab/><text:user-defined text:name="Copyright">©2010 Randy Souza</text:user-defined></text:p>
      </style:footer>
    </style:master-page>
    <style:master-page style:name="Introduction" style:page-layout-name="Mpm5">
      <style:header>
        <text:p text:style-name="MP1">Introduction<text:tab/><text:page-number text:select-page="current">29</text:page-number></text:p>
      </style:header>
      <style:footer>
        <text:p text:style-name="MP2">DRAFT <text:date style:data-style-name="N37" text:date-value="2010-11-29T08:06:43">11/29/10</text:date><text:tab/><text:user-defined text:name="Copyright">©2010 Randy Souza</text:user-defined></text:p>
      </style:footer>
    </style:master-page>
    <style:master-page style:name="Abstract" style:page-layout-name="Mpm6">
      <style:header>
        <text:p text:style-name="MP1">Abstract<text:tab/><text:page-number text:select-page="current">29</text:page-number></text:p>
      </style:header>
      <style:footer>
        <text:p text:style-name="MP2">DRAFT <text:date style:data-style-name="N37" text:date-value="2010-11-29T08:06:43">11/29/10</text:date><text:tab/><text:user-defined text:name="Copyright">©2010 Randy Souza</text:user-defined></text:p>
      </style:footer>
    </style:master-page>
    <style:master-page style:name="Table_20_of_20_contents" style:display-name="Table of contents" style:page-layout-name="Mpm6">
      <style:header>
        <text:p text:style-name="MP1">Table of contents<text:tab/><text:page-number text:select-page="current">29</text:page-number></text:p>
      </style:header>
      <style:footer>
        <text:p text:style-name="MP2">DRAFT <text:date style:data-style-name="N37" text:date-value="2010-11-29T08:06:43">11/29/10</text:date><text:tab/><text:user-defined text:name="Copyright">©2010 Randy Souza</text:user-defined></text:p>
      </style:footer>
    </style:master-page>
    <style:master-page style:name="Research" style:page-layout-name="Mpm7">
      <style:header>
        <text:p text:style-name="MP1">Research Project<text:tab/><text:page-number text:select-page="current">29</text:page-number></text:p>
      </style:header>
      <style:footer>
        <text:p text:style-name="MP2">DRAFT <text:date style:data-style-name="N37" text:date-value="2010-11-29T08:06:43">11/29/10</text:date><text:tab/><text:user-defined text:name="Copyright">©2010 Randy Souza</text:user-defined></text:p>
      </style:footer>
    </style:master-page>
    <style:master-page style:name="Appendix" style:page-layout-name="Mpm4">
      <style:header>
        <text:p text:style-name="MP1">Appendix<text:tab/><text:page-number text:select-page="current">29</text:page-number></text:p>
      </style:header>
      <style:footer>
        <text:p text:style-name="MP2">DRAFT <text:date style:data-style-name="N37" text:date-value="2010-11-29T08:06:43">11/29/10</text:date><text:tab/><text:user-defined text:name="Copyright">©2010 Randy Souza</text:user-defined></text:p>
      </style:footer>
    </style:master-page>
    <style:master-page style:name="Acknowledgments" style:page-layout-name="Mpm8">
      <style:header>
        <text:p text:style-name="MP1">Acknowledgments<text:tab/><text:page-number text:select-page="current">29</text:page-number></text:p>
      </style:header>
      <style:footer>
        <text:p text:style-name="MP2">DRAFT <text:date style:data-style-name="N37" text:date-value="2010-11-29T08:06:43">11/29/10</text:date><text:tab/><text:user-defined text:name="Copyright">©2010 Randy Souza</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29T08:06:43</dc:date>
    <dc:creator>Randy Souza</dc:creator>
    <meta:editing-duration>PT431H46M48S</meta:editing-duration>
    <meta:editing-cycles>1520</meta:editing-cycles>
    <meta:generator>OpenOffice.org/3.2$Unix OpenOffice.org_project/320m12$Build-9483</meta:generator>
    <meta:document-statistic meta:table-count="1" meta:image-count="0" meta:object-count="0" meta:page-count="76" meta:paragraph-count="497" meta:word-count="18246" meta:character-count="124148"/>
    <meta:user-defined meta:name="Copyright">©2010 Randy Souza</meta:user-defined>
  </office:meta>
</office:document-meta>
</file>